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ÇÑÄÄ¹ÙÅÁ" svg:font-family="ÇÑÄÄ¹ÙÅÁ" style:font-family-generic="system"/>
    <style:font-face style:name="MS Mincho" svg:font-family="'MS Mincho'" style:font-family-generic="modern" style:font-pitch="fixed"/>
    <style:font-face style:name="돋움체" svg:font-family="돋움체" style:font-family-generic="modern" style:font-pitch="fixed"/>
    <style:font-face style:name="돋움" svg:font-family="돋움" style:font-family-generic="modern" style:font-pitch="variable"/>
    <style:font-face style:name="맑은 고딕" svg:font-family="'맑은 고딕'" style:font-family-generic="modern" style:font-pitch="variable"/>
    <style:font-face style:name="Times New Roman" svg:font-family="'Times New Roman'" style:font-family-generic="roman" style:font-pitch="variable"/>
    <style:font-face style:name="바탕" svg:font-family="바탕" style:font-family-generic="roman" style:font-pitch="variable"/>
  </office:font-face-decls>
  <office:automatic-styles>
    <style:style style:name="표1" style:family="table">
      <style:table-properties style:width="16.842cm" fo:margin-left="0.15cm" table:align="left"/>
    </style:style>
    <style:style style:name="표1.A" style:family="table-column">
      <style:table-column-properties style:column-width="12.277cm"/>
    </style:style>
    <style:style style:name="표1.B" style:family="table-column">
      <style:table-column-properties style:column-width="0.291cm"/>
    </style:style>
    <style:style style:name="표1.C" style:family="table-column">
      <style:table-column-properties style:column-width="4.274cm"/>
    </style:style>
    <style:style style:name="표1.1" style:family="table-row">
      <style:table-row-properties style:min-row-height="0.734cm"/>
    </style:style>
    <style:style style:name="표1.A1" style:family="table-cell">
      <style:table-cell-properties fo:padding="0.101cm" fo:border="none"/>
    </style:style>
    <style:style style:name="표1.B1" style:family="table-cell">
      <style:table-cell-properties style:vertical-align="middle" fo:padding="0.101cm" fo:border="none"/>
    </style:style>
    <style:style style:name="표1.2" style:family="table-row">
      <style:table-row-properties style:min-row-height="2.148cm"/>
    </style:style>
    <style:style style:name="표1.3" style:family="table-row">
      <style:table-row-properties style:min-row-height="0.201cm"/>
    </style:style>
    <style:style style:name="표1.A3" style:family="table-cell">
      <style:table-cell-properties style:vertical-align="middle" fo:padding="0cm" fo:border="none"/>
    </style:style>
    <style:style style:name="표1.4" style:family="table-row">
      <style:table-row-properties style:min-row-height="19.466cm"/>
    </style:style>
    <style:style style:name="표1.5" style:family="table-row">
      <style:table-row-properties style:min-row-height="0.7cm"/>
    </style:style>
    <style:style style:name="표1.A5" style:family="table-cell">
      <style:table-cell-properties style:vertical-align="bottom" fo:padding="0.101cm" fo:border="none"/>
    </style:style>
    <style:style style:name="표2" style:family="table">
      <style:table-properties style:width="17.014cm" fo:margin-left="-0.016cm" table:align="left"/>
    </style:style>
    <style:style style:name="표2.A" style:family="table-column">
      <style:table-column-properties style:column-width="17.014cm"/>
    </style:style>
    <style:style style:name="표2.1" style:family="table-row">
      <style:table-row-properties style:min-row-height="0.291cm"/>
    </style:style>
    <style:style style:name="표2.A1" style:family="table-cell">
      <style:table-cell-properties style:vertical-align="middle" fo:padding="0.049cm" fo:border="none"/>
    </style:style>
    <style:style style:name="표2.2" style:family="table-row">
      <style:table-row-properties style:min-row-height="3.223cm"/>
    </style:style>
    <style:style style:name="표3" style:family="table">
      <style:table-properties style:width="16.113cm" fo:margin-left="0.064cm" table:align="left"/>
    </style:style>
    <style:style style:name="표3.A" style:family="table-column">
      <style:table-column-properties style:column-width="3.096cm"/>
    </style:style>
    <style:style style:name="표3.B" style:family="table-column">
      <style:table-column-properties style:column-width="0.873cm"/>
    </style:style>
    <style:style style:name="표3.C" style:family="table-column">
      <style:table-column-properties style:column-width="3.44cm"/>
    </style:style>
    <style:style style:name="표3.G" style:family="table-column">
      <style:table-column-properties style:column-width="3.519cm"/>
    </style:style>
    <style:style style:name="표3.1" style:family="table-row">
      <style:table-row-properties style:min-row-height="1.693cm"/>
    </style:style>
    <style:style style:name="표3.A1" style:family="table-cell">
      <style:table-cell-properties style:vertical-align="middle" fo:padding="0.049cm" fo:border-left="0.25pt solid #000000" fo:border-right="0.25pt solid #000000" fo:border-top="0.25pt solid #000000" fo:border-bottom="0.25pt dotted #000000"/>
    </style:style>
    <style:style style:name="표3.B1" style:family="table-cell">
      <style:table-cell-properties style:vertical-align="middle" fo:padding="0.049cm" fo:border-left="0.25pt solid #000000" fo:border-right="0.25pt solid #000000" fo:border-top="none" fo:border-bottom="none"/>
    </style:style>
    <style:style style:name="표3.G1" style:family="table-cell">
      <style:table-cell-properties style:vertical-align="middle" fo:padding="0.049cm" fo:border-left="0.25pt solid #000000" fo:border-right="0.25pt solid #000000" fo:border-top="0.25pt solid #000000" fo:border-bottom="0.25pt dashed #000000"/>
    </style:style>
    <style:style style:name="표3.2" style:family="table-row">
      <style:table-row-properties style:min-row-height="1.621cm"/>
    </style:style>
    <style:style style:name="표3.G2" style:family="table-cell">
      <style:table-cell-properties style:vertical-align="middle" fo:padding="0.049cm" fo:border-left="0.25pt solid #000000" fo:border-right="0.25pt solid #000000" fo:border-top="0.25pt dashed #000000" fo:border-bottom="0.25pt dotted #000000"/>
    </style:style>
    <style:style style:name="표3.3" style:family="table-row">
      <style:table-row-properties style:min-row-height="0.778cm"/>
    </style:style>
    <style:style style:name="표3.A3" style:family="table-cell">
      <style:table-cell-properties style:vertical-align="middle" fo:padding="0.049cm" fo:border-left="0.25pt solid #000000" fo:border-right="0.25pt solid #000000" fo:border-top="none" fo:border-bottom="0.25pt solid #000000"/>
    </style:style>
    <style:style style:name="표5" style:family="table">
      <style:table-properties style:width="16.999cm" fo:margin-left="0cm" table:align="left"/>
    </style:style>
    <style:style style:name="표5.A" style:family="table-column">
      <style:table-column-properties style:column-width="16.999cm"/>
    </style:style>
    <style:style style:name="표5.A1" style:family="table-cell">
      <style:table-cell-properties style:vertical-align="middle" fo:padding="0.049cm" fo:border="none"/>
    </style:style>
    <style:style style:name="표4" style:family="table">
      <style:table-properties style:width="16.907cm" fo:margin-left="0cm" fo:margin-top="0cm" fo:margin-bottom="0cm" table:align="left"/>
    </style:style>
    <style:style style:name="표4.A" style:family="table-column">
      <style:table-column-properties style:column-width="4.789cm"/>
    </style:style>
    <style:style style:name="표4.B" style:family="table-column">
      <style:table-column-properties style:column-width="8.599cm"/>
    </style:style>
    <style:style style:name="표4.C" style:family="table-column">
      <style:table-column-properties style:column-width="3.519cm"/>
    </style:style>
    <style:style style:name="표4.1" style:family="table-row">
      <style:table-row-properties fo:background-color="#dddddd">
        <style:background-image/>
      </style:table-row-properties>
    </style:style>
    <style:style style:name="표4.A1" style:family="table-cell">
      <style:table-cell-properties style:vertical-align="middle" fo:padding="0.097cm" fo:border-left="0.05pt solid #000000" fo:border-right="none" fo:border-top="0.05pt solid #000000" fo:border-bottom="0.05pt solid #000000"/>
    </style:style>
    <style:style style:name="표4.C1" style:family="table-cell">
      <style:table-cell-properties style:vertical-align="middle" fo:padding="0.097cm" fo:border="0.05pt solid #000000"/>
    </style:style>
    <style:style style:name="표4.A2" style:family="table-cell">
      <style:table-cell-properties style:vertical-align="middle" fo:padding="0.097cm" fo:border-left="0.05pt solid #000000" fo:border-right="none" fo:border-top="none" fo:border-bottom="0.05pt solid #000000"/>
    </style:style>
    <style:style style:name="표4.C2" style:family="table-cell">
      <style:table-cell-properties style:vertical-align="middle" fo:padding="0.097cm" fo:border-left="0.05pt solid #000000" fo:border-right="0.05pt solid #000000" fo:border-top="none" fo:border-bottom="0.05pt solid #000000"/>
    </style:style>
    <style:style style:name="P1" style:family="paragraph" style:parent-style-name="바탕글">
      <style:paragraph-properties fo:text-align="end" style:justify-single-word="false"/>
      <style:text-properties style:font-name="돋움" fo:font-size="8pt" style:font-name-asian="돋움" style:font-size-asian="8pt" style:font-name-complex="돋움" style:font-size-complex="8pt"/>
    </style:style>
    <style:style style:name="P2" style:family="paragraph" style:parent-style-name="바탕글">
      <style:paragraph-properties fo:text-align="end" style:justify-single-word="false" style:line-break="strict"/>
      <style:text-properties style:font-name="돋움" fo:font-size="8pt" officeooo:paragraph-rsid="0017f5cc" style:font-name-asian="돋움" style:font-size-asian="8pt" style:font-name-complex="돋움" style:font-size-complex="8pt"/>
    </style:style>
    <style:style style:name="P3" style:family="paragraph" style:parent-style-name="바탕글">
      <style:paragraph-properties fo:line-height="150%" fo:text-align="center" style:justify-single-word="false"/>
      <style:text-properties style:font-name="돋움" fo:font-size="8pt" fo:letter-spacing="-0.009cm" style:font-name-asian="돋움" style:font-size-asian="8pt" style:font-name-complex="돋움" style:font-size-complex="8pt" style:text-scale="97%"/>
    </style:style>
    <style:style style:name="P4" style:family="paragraph" style:parent-style-name="바탕글">
      <style:paragraph-properties fo:line-height="150%" fo:text-align="end" style:justify-single-word="false"/>
      <style:text-properties style:font-name="돋움" fo:font-size="8pt" fo:letter-spacing="-0.009cm" style:font-name-asian="돋움" style:font-size-asian="8pt" style:font-name-complex="돋움" style:font-size-complex="8pt" style:text-scale="97%"/>
    </style:style>
    <style:style style:name="P5" style:family="paragraph" style:parent-style-name="바탕글">
      <style:paragraph-properties fo:text-align="center" style:justify-single-word="false"/>
      <style:text-properties style:font-name="돋움" fo:font-size="16pt" fo:letter-spacing="-0.019cm" fo:font-weight="bold" style:font-name-asian="돋움" style:font-size-asian="16pt" style:font-weight-asian="bold" style:font-name-complex="돋움" style:font-size-complex="16pt" style:font-weight-complex="bold" style:text-scale="97%"/>
    </style:style>
    <style:style style:name="P6" style:family="paragraph" style:parent-style-name="바탕글">
      <style:paragraph-properties fo:line-height="140%" fo:text-align="center" style:justify-single-word="false" style:line-break="strict"/>
      <style:text-properties style:font-name="돋움" style:font-name-asian="돋움" style:font-name-complex="돋움"/>
    </style:style>
    <style:style style:name="P7" style:family="paragraph" style:parent-style-name="바탕글">
      <style:paragraph-properties fo:line-height="100%" fo:text-align="center" style:justify-single-word="false" style:line-break="strict"/>
      <style:text-properties style:font-name="돋움" style:font-name-asian="돋움" style:font-name-complex="돋움"/>
    </style:style>
    <style:style style:name="P8" style:family="paragraph" style:parent-style-name="바탕글">
      <style:paragraph-properties fo:line-height="0.494cm"/>
      <style:text-properties style:font-name="돋움" officeooo:rsid="00191382" style:font-name-asian="돋움" style:font-name-complex="돋움"/>
    </style:style>
    <style:style style:name="P9" style:family="paragraph" style:parent-style-name="바탕글">
      <style:paragraph-properties fo:line-height="230%"/>
      <style:text-properties style:font-name="돋움체" style:font-name-asian="돋움체" style:font-name-complex="돋움체"/>
    </style:style>
    <style:style style:name="P10" style:family="paragraph" style:parent-style-name="바탕글">
      <style:paragraph-properties fo:line-height="140%" fo:text-align="center" style:justify-single-word="false" style:line-break="strict"/>
    </style:style>
    <style:style style:name="P11" style:family="paragraph" style:parent-style-name="바탕글">
      <style:paragraph-properties fo:line-height="140%" fo:text-align="center" style:justify-single-word="false" style:line-break="strict"/>
      <style:text-properties officeooo:paragraph-rsid="00191382"/>
    </style:style>
    <style:style style:name="P12" style:family="paragraph" style:parent-style-name="바탕글">
      <style:paragraph-properties fo:margin-left="0.423cm" fo:margin-right="0cm" fo:line-height="200%" fo:text-indent="-0.423cm" style:auto-text-indent="false">
        <style:tab-stops/>
      </style:paragraph-properties>
      <style:text-properties style:font-name="돋움" fo:font-size="11pt" style:font-name-asian="돋움" style:font-size-asian="11pt" style:font-name-complex="돋움" style:font-size-complex="11pt"/>
    </style:style>
    <style:style style:name="P13" style:family="paragraph" style:parent-style-name="바탕글">
      <style:paragraph-properties fo:margin-left="0.423cm" fo:margin-right="0cm" fo:line-height="200%" fo:text-indent="-0.423cm" style:auto-text-indent="false">
        <style:tab-stops/>
      </style:paragraph-properties>
    </style:style>
    <style:style style:name="P14" style:family="paragraph" style:parent-style-name="바탕글">
      <style:paragraph-properties fo:margin-left="1.905cm" fo:margin-right="0cm" fo:line-height="200%" fo:text-indent="-1.905cm" style:auto-text-indent="false">
        <style:tab-stops/>
      </style:paragraph-properties>
      <style:text-properties style:font-name="돋움" fo:font-size="11pt" style:font-name-asian="돋움" style:font-size-asian="11pt" style:font-name-complex="돋움" style:font-size-complex="11pt"/>
    </style:style>
    <style:style style:name="P15" style:family="paragraph" style:parent-style-name="바탕글">
      <style:paragraph-properties fo:margin-left="1.905cm" fo:margin-right="0cm" fo:line-height="180%" fo:text-indent="-1.905cm" style:auto-text-indent="false">
        <style:tab-stops/>
      </style:paragraph-properties>
      <style:text-properties style:font-name="돋움" fo:font-size="11pt" fo:letter-spacing="-0.009cm" style:font-name-asian="돋움" style:font-size-asian="11pt" style:font-name-complex="돋움" style:font-size-complex="11pt"/>
    </style:style>
    <style:style style:name="P16" style:family="paragraph" style:parent-style-name="바탕글">
      <style:paragraph-properties fo:margin-left="1.905cm" fo:margin-right="0cm" fo:line-height="180%" fo:text-indent="-1.905cm" style:auto-text-indent="false">
        <style:tab-stops/>
      </style:paragraph-properties>
    </style:style>
    <style:style style:name="P17" style:family="paragraph" style:parent-style-name="바탕글">
      <style:paragraph-properties fo:margin-left="0.423cm" fo:margin-right="0.353cm" fo:line-height="200%" fo:text-align="end" style:justify-single-word="false" fo:text-indent="-0.423cm" style:auto-text-indent="false" style:line-break="strict">
        <style:tab-stops/>
      </style:paragraph-properties>
      <style:text-properties style:font-name="돋움" fo:font-size="11pt" style:font-name-asian="돋움" style:font-size-asian="11pt" style:font-name-complex="돋움" style:font-size-complex="11pt"/>
    </style:style>
    <style:style style:name="P18" style:family="paragraph" style:parent-style-name="Table_20_Contents">
      <style:paragraph-properties fo:margin-top="0cm" fo:margin-bottom="0cm" loext:contextual-spacing="false" fo:line-height="100%"/>
      <style:text-properties style:font-name="돋움" fo:font-size="10pt" style:font-name-asian="돋움" style:font-size-asian="10pt" style:language-asian="ko" style:country-asian="KR" style:font-name-complex="돋움"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style:font-name="돋움" fo:font-size="10pt" style:font-name-asian="돋움" style:font-size-asian="10pt" style:language-asian="ko" style:country-asian="KR" style:font-name-complex="돋움" style:font-size-complex="10pt"/>
    </style:style>
    <style:style style:name="P20" style:family="paragraph" style:parent-style-name="Table_20_Contents">
      <style:paragraph-properties fo:margin-top="0cm" fo:margin-bottom="0cm" loext:contextual-spacing="false" fo:line-height="100%" fo:text-align="center" style:justify-single-word="false"/>
      <style:text-properties style:font-name="돋움" fo:font-size="10pt" officeooo:rsid="001b15f8" officeooo:paragraph-rsid="001b15f8" style:font-name-asian="돋움" style:font-size-asian="10pt" style:language-asian="ko" style:country-asian="KR" style:font-name-complex="돋움" style:font-size-complex="10pt"/>
    </style:style>
    <style:style style:name="P21" style:family="paragraph" style:parent-style-name="Table_20_Contents">
      <style:paragraph-properties fo:margin-top="0cm" fo:margin-bottom="0cm" loext:contextual-spacing="false" fo:line-height="100%" fo:text-align="center" style:justify-single-word="false"/>
      <style:text-properties style:font-name="돋움" fo:font-size="10pt" officeooo:rsid="001abde6" officeooo:paragraph-rsid="001abde6" style:font-name-asian="돋움" style:font-size-asian="10pt" style:font-name-complex="돋움" style:font-size-complex="10pt"/>
    </style:style>
    <style:style style:name="P22" style:family="paragraph" style:parent-style-name="Table_20_Contents">
      <style:paragraph-properties fo:margin-top="0cm" fo:margin-bottom="0cm" loext:contextual-spacing="false" fo:line-height="100%" fo:text-align="center" style:justify-single-word="false"/>
      <style:text-properties style:font-name="돋움" fo:font-size="10pt" officeooo:rsid="001b15f8" officeooo:paragraph-rsid="001b15f8" style:font-name-asian="돋움" style:font-size-asian="10pt" style:font-name-complex="돋움" style:font-size-complex="10pt"/>
    </style:style>
    <style:style style:name="P23" style:family="paragraph" style:parent-style-name="바탕글">
      <style:paragraph-properties fo:margin-top="0cm" fo:margin-bottom="0cm" loext:contextual-spacing="false" fo:line-height="100%"/>
      <style:text-properties style:font-name="돋움" fo:font-size="10pt" officeooo:rsid="001b15f8" officeooo:paragraph-rsid="001b15f8" style:font-name-asian="돋움" style:font-size-asian="10pt" style:font-name-complex="돋움" style:font-size-complex="10pt"/>
    </style:style>
    <style:style style:name="P24" style:family="paragraph" style:parent-style-name="바탕글">
      <style:paragraph-properties fo:margin-top="0cm" fo:margin-bottom="0cm" loext:contextual-spacing="false" fo:line-height="100%"/>
      <style:text-properties style:font-name="돋움" fo:font-size="10pt" officeooo:paragraph-rsid="001abde6" style:font-name-asian="돋움" style:font-size-asian="10pt" style:font-name-complex="돋움" style:font-size-complex="10pt"/>
    </style:style>
    <style:style style:name="P25" style:family="paragraph" style:parent-style-name="바탕글">
      <style:paragraph-properties fo:margin-top="0cm" fo:margin-bottom="0cm" loext:contextual-spacing="false" fo:line-height="100%"/>
      <style:text-properties style:font-name="돋움" fo:font-size="10pt" officeooo:paragraph-rsid="001b15f8" style:font-name-asian="돋움" style:font-size-asian="10pt" style:font-name-complex="돋움" style:font-size-complex="10pt"/>
    </style:style>
    <style:style style:name="P26" style:family="paragraph" style:parent-style-name="바탕글">
      <style:paragraph-properties fo:margin-top="0cm" fo:margin-bottom="0cm" loext:contextual-spacing="false" fo:line-height="100%"/>
      <style:text-properties style:font-name="돋움" fo:font-size="10pt" officeooo:paragraph-rsid="001abde6" style:font-name-asian="돋움" style:font-size-asian="10pt" style:language-asian="ko" style:country-asian="KR" style:font-name-complex="돋움" style:font-size-complex="10pt"/>
    </style:style>
    <style:style style:name="P27" style:family="paragraph" style:parent-style-name="바탕글">
      <style:paragraph-properties fo:margin-left="1.411cm" fo:margin-right="0cm" fo:line-height="200%" fo:text-indent="-0.423cm" style:auto-text-indent="false">
        <style:tab-stops/>
      </style:paragraph-properties>
      <style:text-properties style:font-name="돋움" fo:font-size="11pt" style:font-name-asian="돋움" style:font-size-asian="11pt" style:font-name-complex="돋움" style:font-size-complex="11pt"/>
    </style:style>
    <style:style style:name="P28" style:family="paragraph" style:parent-style-name="바탕글">
      <style:paragraph-properties fo:margin-left="1cm" fo:margin-right="0cm" fo:margin-top="0cm" fo:margin-bottom="0cm" loext:contextual-spacing="false" fo:line-height="170%" fo:orphans="0" fo:widows="0" fo:hyphenation-ladder-count="no-limit" fo:text-indent="0cm" style:auto-text-indent="false" style:text-autospace="none" style:line-break="normal" style:vertical-align="baseline">
        <style:tab-stops/>
      </style:paragraph-properties>
      <style:text-properties officeooo:paragraph-rsid="0017f5cc" fo:hyphenate="false"/>
    </style:style>
    <style:style style:name="P29" style:family="paragraph" style:parent-style-name="바탕글">
      <style:paragraph-properties fo:margin-left="1.401cm" fo:margin-right="0cm" fo:margin-top="0cm" fo:margin-bottom="0cm" loext:contextual-spacing="false" fo:line-height="170%" fo:orphans="0" fo:widows="0" fo:hyphenation-ladder-count="no-limit" fo:text-indent="0cm" style:auto-text-indent="false" style:text-autospace="none" style:line-break="normal" style:vertical-align="baseline">
        <style:tab-stops/>
      </style:paragraph-properties>
      <style:text-properties officeooo:paragraph-rsid="0017f5cc" fo:hyphenate="false"/>
    </style:style>
    <style:style style:name="P30" style:family="paragraph" style:parent-style-name="바탕글">
      <style:paragraph-properties fo:margin-top="0cm" fo:margin-bottom="0.201cm" loext:contextual-spacing="false" fo:text-align="end" style:justify-single-word="false" style:line-break="strict"/>
    </style:style>
    <style:style style:name="P31" style:family="paragraph" style:parent-style-name="바탕글">
      <style:paragraph-properties fo:margin-top="0cm" fo:margin-bottom="0.201cm" loext:contextual-spacing="false" fo:line-height="100%" fo:text-align="start" style:justify-single-word="false" style:line-break="strict"/>
      <style:text-properties style:font-name="돋움" officeooo:paragraph-rsid="0017f5cc" style:font-name-asian="돋움" style:font-name-complex="돋움"/>
    </style:style>
    <style:style style:name="P32" style:family="paragraph" style:parent-style-name="바탕글">
      <style:paragraph-properties fo:margin-top="0cm" fo:margin-bottom="0.201cm" loext:contextual-spacing="false" fo:line-height="0.494cm"/>
      <style:text-properties style:font-name="돋움" style:font-name-asian="돋움" style:font-name-complex="돋움"/>
    </style:style>
    <style:style style:name="P33" style:family="paragraph" style:parent-style-name="바탕글">
      <style:paragraph-properties fo:margin-top="0cm" fo:margin-bottom="0.201cm" loext:contextual-spacing="false"/>
      <style:text-properties style:font-name="돋움" fo:font-size="8pt" style:font-name-asian="돋움" style:font-size-asian="8pt" style:font-name-complex="돋움" style:font-size-complex="8pt"/>
    </style:style>
    <style:style style:name="P34" style:family="paragraph" style:parent-style-name="바탕글">
      <style:paragraph-properties fo:margin-top="0cm" fo:margin-bottom="0.201cm" loext:contextual-spacing="false" fo:line-height="0.494cm"/>
    </style:style>
    <style:style style:name="P35" style:family="paragraph" style:parent-style-name="바탕글">
      <style:paragraph-properties fo:margin-left="0.706cm" fo:margin-right="0cm" fo:margin-top="0cm" fo:margin-bottom="0.201cm" loext:contextual-spacing="false" fo:line-height="0.494cm" fo:text-indent="-0.706cm" style:auto-text-indent="false">
        <style:tab-stops/>
      </style:paragraph-properties>
    </style:style>
    <style:style style:name="P36" style:family="paragraph" style:parent-style-name="바탕글">
      <style:paragraph-properties fo:margin-left="0.499cm" fo:margin-right="0cm" fo:margin-top="0cm" fo:margin-bottom="0.201cm" loext:contextual-spacing="false" fo:line-height="100%" fo:text-align="start" style:justify-single-word="false" fo:orphans="0" fo:widows="0" fo:hyphenation-ladder-count="no-limit" fo:text-indent="0cm" style:auto-text-indent="false" style:text-autospace="none" style:line-break="strict" style:vertical-align="baseline">
        <style:tab-stops/>
      </style:paragraph-properties>
      <style:text-properties style:font-name="돋움" officeooo:paragraph-rsid="0017f5cc" style:font-name-asian="돋움" style:font-name-complex="돋움" fo:hyphenate="false"/>
    </style:style>
    <style:style style:name="P37" style:family="paragraph" style:parent-style-name="바탕글">
      <style:paragraph-properties fo:margin-left="0cm" fo:margin-right="0cm" fo:margin-top="0cm" fo:margin-bottom="0.201cm" loext:contextual-spacing="false" fo:line-height="100%" fo:text-align="start" style:justify-single-word="false" fo:orphans="0" fo:widows="0" fo:hyphenation-ladder-count="no-limit" fo:text-indent="0cm" style:auto-text-indent="false" style:text-autospace="none" style:line-break="strict" style:vertical-align="baseline">
        <style:tab-stops/>
      </style:paragraph-properties>
      <style:text-properties style:font-name="돋움" officeooo:paragraph-rsid="0017f5cc" style:font-name-asian="돋움" style:font-name-complex="돋움" fo:hyphenate="false"/>
    </style:style>
    <style:style style:name="P38" style:family="paragraph" style:parent-style-name="바탕글">
      <style:paragraph-properties fo:margin-left="0.654cm" fo:margin-right="0cm" fo:line-height="100%" fo:text-align="start" style:justify-single-word="false" fo:text-indent="-0.529cm" style:auto-text-indent="false" style:line-break="strict">
        <style:tab-stops/>
      </style:paragraph-properties>
      <style:text-properties style:font-name="돋움" style:font-name-asian="돋움" style:font-name-complex="돋움"/>
    </style:style>
    <style:style style:name="P39" style:family="paragraph" style:parent-style-name="바탕글">
      <style:paragraph-properties fo:margin-left="0.654cm" fo:margin-right="0cm" fo:line-height="100%" fo:text-align="start" style:justify-single-word="false" fo:text-indent="-0.529cm" style:auto-text-indent="false" style:line-break="strict">
        <style:tab-stops/>
      </style:paragraph-properties>
    </style:style>
    <style:style style:name="P40" style:family="paragraph" style:parent-style-name="바탕글">
      <style:paragraph-properties fo:margin-left="0.302cm" fo:margin-right="0cm" fo:line-height="100%" fo:text-align="start" style:justify-single-word="false" fo:text-indent="-0.176cm" style:auto-text-indent="false" style:line-break="strict">
        <style:tab-stops/>
      </style:paragraph-properties>
    </style:style>
    <style:style style:name="P41" style:family="paragraph" style:parent-style-name="바탕글">
      <style:paragraph-properties fo:margin-left="0.353cm" fo:margin-right="0cm" fo:margin-top="0cm" fo:margin-bottom="0.201cm" loext:contextual-spacing="false" fo:line-height="0.494cm" fo:text-indent="-0.353cm" style:auto-text-indent="false">
        <style:tab-stops/>
      </style:paragraph-properties>
    </style:style>
    <style:style style:name="P42" style:family="paragraph" style:parent-style-name="바탕글">
      <style:paragraph-properties fo:margin-left="1.028cm" fo:margin-right="0cm" fo:margin-top="0cm" fo:margin-bottom="0.201cm" loext:contextual-spacing="false" fo:line-height="0.494cm" fo:text-indent="-1.028cm" style:auto-text-indent="false">
        <style:tab-stops/>
      </style:paragraph-properties>
      <style:text-properties style:font-name="돋움" officeooo:rsid="00191382" officeooo:paragraph-rsid="00191382" style:font-name-asian="돋움" style:font-name-complex="돋움"/>
    </style:style>
    <style:style style:name="P43" style:family="paragraph" style:parent-style-name="바탕글">
      <style:paragraph-properties fo:margin-left="1.028cm" fo:margin-right="0cm" fo:margin-top="0cm" fo:margin-bottom="0.201cm" loext:contextual-spacing="false" fo:line-height="0.494cm" fo:text-indent="-1.028cm" style:auto-text-indent="false">
        <style:tab-stops/>
      </style:paragraph-properties>
      <style:text-properties style:font-name="돋움" officeooo:paragraph-rsid="00191382" style:font-name-asian="돋움" style:font-name-complex="돋움"/>
    </style:style>
    <style:style style:name="P44" style:family="paragraph" style:parent-style-name="바탕글">
      <style:paragraph-properties fo:margin-left="0.556cm" fo:margin-right="0cm" fo:line-height="0.494cm" fo:text-indent="0cm" style:auto-text-indent="false"/>
    </style:style>
    <style:style style:name="P45" style:family="paragraph" style:parent-style-name="바탕글">
      <style:paragraph-properties fo:margin-left="0.556cm" fo:margin-right="0cm" fo:margin-top="0cm" fo:margin-bottom="0.201cm" loext:contextual-spacing="false" fo:line-height="0.494cm" fo:text-indent="0cm" style:auto-text-indent="false">
        <style:tab-stops/>
      </style:paragraph-properties>
      <style:text-properties style:font-name="돋움" officeooo:rsid="00191382" officeooo:paragraph-rsid="00191382" style:font-name-asian="돋움" style:font-name-complex="돋움"/>
    </style:style>
    <style:style style:name="P46" style:family="paragraph" style:parent-style-name="바탕글">
      <style:paragraph-properties fo:margin-left="1.111cm" fo:margin-right="0cm" fo:margin-top="0cm" fo:margin-bottom="0.201cm" loext:contextual-spacing="false" fo:line-height="0.494cm" fo:text-indent="0cm" style:auto-text-indent="false">
        <style:tab-stops/>
      </style:paragraph-properties>
      <style:text-properties style:font-name="돋움" officeooo:rsid="00191382" officeooo:paragraph-rsid="0019e857" style:font-name-asian="돋움" style:font-name-complex="돋움"/>
    </style:style>
    <style:style style:name="P47" style:family="paragraph" style:parent-style-name="바탕글">
      <style:paragraph-properties fo:margin-left="1.111cm" fo:margin-right="0cm" fo:line-height="0.494cm" fo:text-indent="0cm" style:auto-text-indent="false"/>
      <style:text-properties style:font-name="돋움" officeooo:rsid="00191382" officeooo:paragraph-rsid="0019e857" style:font-name-asian="돋움" style:font-name-complex="돋움"/>
    </style:style>
    <style:style style:name="P48" style:family="paragraph" style:parent-style-name="바탕글">
      <style:paragraph-properties fo:margin-top="0.028cm" fo:margin-bottom="0.028cm" loext:contextual-spacing="false" fo:line-height="0.494cm"/>
      <style:text-properties style:font-name="돋움" fo:font-size="10pt" officeooo:paragraph-rsid="001b15f8" style:font-name-asian="돋움" style:font-size-asian="10pt" style:font-name-complex="돋움" style:font-size-complex="10pt"/>
    </style:style>
    <style:style style:name="P49" style:family="paragraph" style:parent-style-name="바탕글">
      <style:paragraph-properties fo:margin-top="0.028cm" fo:margin-bottom="0.028cm" loext:contextual-spacing="false" fo:line-height="0.494cm" fo:text-align="start" style:justify-single-word="false"/>
      <style:text-properties style:font-name="돋움" fo:font-size="10pt" officeooo:paragraph-rsid="001b15f8" style:font-name-asian="돋움" style:font-size-asian="10pt" style:font-name-complex="돋움" style:font-size-complex="10pt"/>
    </style:style>
    <style:style style:name="P50" style:family="paragraph" style:parent-style-name="바탕글">
      <style:paragraph-properties fo:margin-top="0.028cm" fo:margin-bottom="0.028cm" loext:contextual-spacing="false" fo:line-height="0.494cm"/>
      <style:text-properties style:font-name="돋움" fo:font-size="10pt" officeooo:rsid="001b15f8" officeooo:paragraph-rsid="001b15f8" style:font-name-asian="돋움" style:font-size-asian="10pt" style:font-name-complex="돋움" style:font-size-complex="10pt"/>
    </style:style>
    <style:style style:name="P51" style:family="paragraph" style:parent-style-name="바탕글">
      <style:paragraph-properties fo:margin-top="0.028cm" fo:margin-bottom="0.028cm" loext:contextual-spacing="false" fo:line-height="0.494cm" fo:text-align="start" style:justify-single-word="false"/>
      <style:text-properties style:font-name="돋움" fo:font-size="10pt" officeooo:rsid="001b15f8" officeooo:paragraph-rsid="001b15f8" style:font-name-asian="돋움" style:font-size-asian="10pt" style:font-name-complex="돋움" style:font-size-complex="10pt"/>
    </style:style>
    <style:style style:name="P52" style:family="paragraph" style:parent-style-name="바탕글">
      <style:paragraph-properties fo:margin-top="0.028cm" fo:margin-bottom="0.028cm" loext:contextual-spacing="false" fo:line-height="0.494cm"/>
      <style:text-properties style:font-name="돋움" fo:font-size="10pt" officeooo:paragraph-rsid="001b15f8" style:font-name-asian="돋움" style:font-size-asian="10pt" style:language-asian="ko" style:country-asian="KR" style:font-name-complex="돋움" style:font-size-complex="10pt"/>
    </style:style>
    <style:style style:name="P53" style:family="paragraph" style:parent-style-name="바탕글">
      <style:paragraph-properties fo:margin-top="0.028cm" fo:margin-bottom="0.028cm" loext:contextual-spacing="false" fo:line-height="0.494cm" fo:text-align="start" style:justify-single-word="false"/>
      <style:text-properties style:font-name="돋움" fo:font-size="10pt" officeooo:paragraph-rsid="001b15f8" style:font-name-asian="돋움" style:font-size-asian="10pt" style:language-asian="ko" style:country-asian="KR" style:font-name-complex="돋움" style:font-size-complex="10pt"/>
    </style:style>
    <style:style style:name="P54" style:family="paragraph" style:parent-style-name="바탕글">
      <style:paragraph-properties fo:margin-top="0.028cm" fo:margin-bottom="0.028cm" loext:contextual-spacing="false" fo:line-height="0.494cm" fo:text-align="start" style:justify-single-word="false"/>
      <style:text-properties style:font-name="돋움" fo:font-size="10pt" officeooo:rsid="001b15f8" officeooo:paragraph-rsid="001b15f8" style:font-name-asian="돋움" style:font-size-asian="10pt" style:language-asian="ko" style:country-asian="KR" style:font-name-complex="돋움" style:font-size-complex="10pt"/>
    </style:style>
    <style:style style:name="P55" style:family="paragraph" style:parent-style-name="바탕글">
      <style:paragraph-properties fo:margin-top="0.028cm" fo:margin-bottom="0.028cm" loext:contextual-spacing="false" fo:line-height="0.494cm"/>
      <style:text-properties style:font-name="돋움" fo:font-size="10pt" officeooo:rsid="001b15f8" officeooo:paragraph-rsid="001b15f8" style:font-name-asian="돋움" style:font-size-asian="10pt" style:language-asian="ko" style:country-asian="KR" style:font-name-complex="돋움" style:font-size-complex="10pt"/>
    </style:style>
    <style:style style:name="P56" style:family="paragraph" style:parent-style-name="바탕글">
      <style:paragraph-properties fo:margin-top="0.028cm" fo:margin-bottom="0.028cm" loext:contextual-spacing="false" fo:line-height="0.494cm" fo:text-align="start" style:justify-single-word="false"/>
      <style:text-properties style:font-name="돋움" fo:font-size="10pt" officeooo:rsid="00191382" officeooo:paragraph-rsid="001b15f8" style:font-name-asian="돋움" style:font-size-asian="10pt" style:language-asian="ko" style:country-asian="KR" style:font-name-complex="돋움" style:font-size-complex="10pt"/>
    </style:style>
    <style:style style:name="P57" style:family="paragraph" style:parent-style-name="바탕글">
      <style:paragraph-properties fo:margin-left="1.355cm" fo:margin-right="0cm" fo:margin-top="0cm" fo:margin-bottom="0.201cm" loext:contextual-spacing="false" fo:line-height="0.494cm" fo:text-indent="-1.355cm" style:auto-text-indent="false">
        <style:tab-stops/>
      </style:paragraph-properties>
      <style:text-properties style:font-name="돋움" style:font-name-asian="돋움" style:font-name-complex="돋움"/>
    </style:style>
    <style:style style:name="P58" style:family="paragraph" style:parent-style-name="바탕글">
      <style:paragraph-properties fo:margin-left="1.36cm" fo:margin-right="0cm" fo:margin-top="0cm" fo:margin-bottom="0.201cm" loext:contextual-spacing="false" fo:line-height="0.494cm" fo:text-indent="-1.36cm" style:auto-text-indent="false">
        <style:tab-stops/>
      </style:paragraph-properties>
    </style:style>
    <style:style style:name="P59" style:family="paragraph" style:parent-style-name="바탕글">
      <style:paragraph-properties fo:margin-left="1.517cm" fo:margin-right="0cm" fo:margin-top="0cm" fo:margin-bottom="0.201cm" loext:contextual-spacing="false" fo:line-height="0.494cm" fo:text-indent="-1.517cm" style:auto-text-indent="false">
        <style:tab-stops/>
      </style:paragraph-properties>
      <style:text-properties style:font-name="돋움" style:font-name-asian="돋움" style:font-name-complex="돋움"/>
    </style:style>
    <style:style style:name="P60" style:family="paragraph" style:parent-style-name="바탕글">
      <style:paragraph-properties fo:margin-left="1.378cm" fo:margin-right="0cm" fo:margin-top="0cm" fo:margin-bottom="0.201cm" loext:contextual-spacing="false" fo:line-height="0.494cm" fo:text-indent="-1.378cm" style:auto-text-indent="false">
        <style:tab-stops/>
      </style:paragraph-properties>
      <style:text-properties style:font-name="돋움" style:font-name-asian="돋움" style:font-name-complex="돋움"/>
    </style:style>
    <style:style style:name="P61" style:family="paragraph" style:parent-style-name="바탕글">
      <style:paragraph-properties fo:margin-left="1.376cm" fo:margin-right="0cm" fo:margin-top="0cm" fo:margin-bottom="0.201cm" loext:contextual-spacing="false" fo:line-height="0.494cm" fo:text-indent="-1.376cm" style:auto-text-indent="false">
        <style:tab-stops/>
      </style:paragraph-properties>
    </style:style>
    <style:style style:name="P62" style:family="paragraph" style:parent-style-name="바탕글">
      <style:paragraph-properties fo:margin-left="0.323cm" fo:margin-right="0cm" fo:margin-top="0cm" fo:margin-bottom="0.201cm" loext:contextual-spacing="false" fo:line-height="0.494cm" fo:text-indent="-0.323cm" style:auto-text-indent="false">
        <style:tab-stops/>
      </style:paragraph-properties>
      <style:text-properties style:font-name="돋움" style:font-name-asian="돋움" style:font-name-complex="돋움"/>
    </style:style>
    <style:style style:name="P63" style:family="paragraph" style:parent-style-name="바탕글">
      <style:paragraph-properties fo:margin-left="1.752cm" fo:margin-right="0cm" fo:margin-top="0cm" fo:margin-bottom="0.201cm" loext:contextual-spacing="false" fo:line-height="0.494cm" fo:text-indent="-1.752cm" style:auto-text-indent="false">
        <style:tab-stops/>
      </style:paragraph-properties>
    </style:style>
    <style:style style:name="P64" style:family="paragraph" style:parent-style-name="바탕글">
      <style:paragraph-properties fo:margin-left="1.039cm" fo:margin-right="0cm" fo:margin-top="0cm" fo:margin-bottom="0.201cm" loext:contextual-spacing="false" fo:line-height="0.494cm" fo:text-indent="-1.039cm" style:auto-text-indent="false">
        <style:tab-stops/>
      </style:paragraph-properties>
      <style:text-properties style:font-name="돋움" style:font-name-asian="돋움" style:font-name-complex="돋움"/>
    </style:style>
    <style:style style:name="P65" style:family="paragraph" style:parent-style-name="바탕글">
      <style:paragraph-properties fo:margin-left="1.037cm" fo:margin-right="0cm" fo:margin-top="0cm" fo:margin-bottom="0.201cm" loext:contextual-spacing="false" fo:line-height="0.494cm" fo:text-indent="-1.037cm" style:auto-text-indent="false">
        <style:tab-stops/>
      </style:paragraph-properties>
    </style:style>
    <style:style style:name="P66" style:family="paragraph" style:parent-style-name="머리말" style:master-page-name="">
      <style:paragraph-properties style:page-number="auto" fo:break-before="page"/>
    </style:style>
    <style:style style:name="P67" style:family="paragraph" style:parent-style-name="바탕글" style:master-page-name="">
      <style:paragraph-properties fo:text-align="start" style:justify-single-word="false" style:page-number="auto" fo:break-before="auto" fo:break-after="auto" style:line-break="strict"/>
    </style:style>
    <style:style style:name="T1" style:family="text">
      <style:text-properties style:font-name="돋움" fo:font-size="8pt" fo:letter-spacing="-0.009cm" style:font-name-asian="돋움" style:font-size-asian="8pt" style:font-name-complex="돋움" style:font-size-complex="8pt" style:text-scale="97%"/>
    </style:style>
    <style:style style:name="T2" style:family="text">
      <style:text-properties style:font-name="돋움" fo:font-size="8pt" style:font-name-asian="돋움" style:font-size-asian="8pt" style:font-name-complex="돋움" style:font-size-complex="8pt"/>
    </style:style>
    <style:style style:name="T3" style:family="text">
      <style:text-properties style:font-name="돋움" fo:font-size="11pt" style:font-name-asian="돋움" style:font-size-asian="11pt" style:font-name-complex="돋움" style:font-size-complex="11pt"/>
    </style:style>
    <style:style style:name="T4" style:family="text">
      <style:text-properties style:font-name="돋움" fo:font-size="11pt" fo:letter-spacing="0.007cm" style:font-name-asian="돋움" style:font-size-asian="11pt" style:font-name-complex="돋움" style:font-size-complex="11pt"/>
    </style:style>
    <style:style style:name="T5" style:family="text">
      <style:text-properties style:font-name="돋움" fo:font-size="11pt" fo:letter-spacing="-0.009cm" style:font-name-asian="돋움" style:font-size-asian="11pt" style:font-name-complex="돋움" style:font-size-complex="11pt"/>
    </style:style>
    <style:style style:name="T6" style:family="text">
      <style:text-properties style:font-name="돋움" style:font-name-asian="돋움" style:font-name-complex="돋움"/>
    </style:style>
    <style:style style:name="T7" style:family="text">
      <style:text-properties style:font-name="돋움" fo:letter-spacing="0.004cm" style:font-name-asian="돋움" style:font-name-complex="돋움"/>
    </style:style>
    <style:style style:name="T8" style:family="text">
      <style:text-properties style:font-name="돋움" fo:letter-spacing="-0.06cm" style:font-name-asian="돋움" style:font-name-complex="돋움"/>
    </style:style>
    <style:style style:name="T9" style:family="text">
      <style:text-properties style:font-name="돋움" fo:letter-spacing="-0.088cm" style:font-name-asian="돋움" style:font-name-complex="돋움"/>
    </style:style>
    <style:style style:name="T10" style:family="text">
      <style:text-properties style:font-name="돋움" fo:letter-spacing="-0.086cm" style:font-name-asian="돋움" style:font-name-complex="돋움"/>
    </style:style>
    <style:style style:name="T11" style:family="text">
      <style:text-properties style:font-name="돋움" fo:letter-spacing="-0.018cm" style:font-name-asian="돋움" style:font-name-complex="돋움"/>
    </style:style>
    <style:style style:name="T12" style:family="text">
      <style:text-properties style:font-name="돋움" fo:letter-spacing="-0.026cm" style:font-name-asian="돋움" style:font-name-complex="돋움"/>
    </style:style>
    <style:style style:name="T13" style:family="text">
      <style:text-properties style:font-name="돋움" fo:letter-spacing="-0.023cm" style:font-name-asian="돋움" style:font-name-complex="돋움"/>
    </style:style>
    <style:style style:name="T14" style:family="text">
      <style:text-properties style:font-name="돋움" fo:letter-spacing="-0.032cm" style:font-name-asian="돋움" style:font-name-complex="돋움"/>
    </style:style>
    <style:style style:name="T15" style:family="text">
      <style:text-properties style:font-name="돋움" fo:letter-spacing="0.005cm" style:font-name-asian="돋움" style:font-name-complex="돋움"/>
    </style:style>
    <style:style style:name="T16" style:family="text">
      <style:text-properties style:font-name="돋움" fo:letter-spacing="-0.005cm" style:font-name-asian="돋움" style:font-name-complex="돋움"/>
    </style:style>
    <style:style style:name="T17" style:family="text">
      <style:text-properties style:font-name="돋움" fo:letter-spacing="0.007cm" style:font-name-asian="돋움" style:font-name-complex="돋움"/>
    </style:style>
    <style:style style:name="T18" style:family="text">
      <style:text-properties style:font-name="돋움" fo:letter-spacing="-0.002cm" style:font-name-asian="돋움" style:font-name-complex="돋움"/>
    </style:style>
    <style:style style:name="T19" style:family="text">
      <style:text-properties style:font-name="돋움" fo:letter-spacing="-0.009cm" style:font-name-asian="돋움" style:font-name-complex="돋움"/>
    </style:style>
    <style:style style:name="T20" style:family="text">
      <style:text-properties style:font-name="돋움" fo:letter-spacing="-0.004cm" style:font-name-asian="돋움" style:font-name-complex="돋움"/>
    </style:style>
    <style:style style:name="T21" style:family="text">
      <style:text-properties style:font-name="돋움" fo:letter-spacing="0.002cm" style:font-name-asian="돋움" style:font-name-complex="돋움"/>
    </style:style>
    <style:style style:name="T22" style:family="text">
      <style:text-properties style:font-name="돋움" fo:letter-spacing="-0.011cm" style:font-name-asian="돋움" style:font-name-complex="돋움"/>
    </style:style>
    <style:style style:name="T23" style:family="text">
      <style:text-properties fo:color="#0000ff" style:font-name="돋움" fo:font-size="8pt" fo:letter-spacing="-0.009cm" style:font-name-asian="돋움" style:font-size-asian="8pt" style:font-name-complex="돋움" style:font-size-complex="8pt" style:text-scale="97%"/>
    </style:style>
    <style:style style:name="T24" style:family="text">
      <style:text-properties style:text-position="super 64%" style:font-name="돋움" fo:font-size="11pt" style:font-name-asian="돋움" style:font-size-asian="11pt" style:font-name-complex="돋움" style:font-size-complex="11pt"/>
    </style:style>
    <style:style style:name="T25" style:family="text">
      <style:text-properties fo:font-size="8pt" style:font-size-asian="8pt" style:font-size-complex="8pt"/>
    </style:style>
    <style:style style:name="T26" style:family="text">
      <style:text-properties style:font-name="MS Mincho" fo:letter-spacing="0.002cm" style:font-name-asian="MS Mincho" style:font-name-complex="MS Mincho"/>
    </style:style>
    <style:style style:name="T27" style:family="text">
      <style:text-properties fo:letter-spacing="0.004cm"/>
    </style:style>
    <style:style style:name="T28" style:family="text">
      <style:text-properties officeooo:rsid="00191382"/>
    </style:style>
    <style:style style:name="T29" style:family="text">
      <style:text-properties style:language-asian="ko" style:country-asian="KR"/>
    </style:style>
    <style:style style:name="T30" style:family="text">
      <style:text-properties officeooo:rsid="00191382" style:language-asian="ko" style:country-asian="KR"/>
    </style:style>
    <style:style style:name="T31" style:family="text">
      <style:text-properties officeooo:rsid="001abde6" style:language-asian="ko" style:country-asian="KR"/>
    </style:style>
    <style:style style:name="T32" style:family="text">
      <style:text-properties officeooo:rsid="001b15f8" style:language-asian="ko" style:country-asian="KR"/>
    </style:style>
    <style:style style:name="T33" style:family="text">
      <style:text-properties officeooo:rsid="001abde6"/>
    </style:style>
    <style:style style:name="T34" style:family="text">
      <style:text-properties officeooo:rsid="001b15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표1" table:style-name="표1">
        <table:table-column table:style-name="표1.A"/>
        <table:table-column table:style-name="표1.B"/>
        <table:table-column table:style-name="표1.C"/>
        <table:table-row table:style-name="표1.1">
          <table:table-cell table:style-name="표1.A1" office:value-type="string">
            <text:p text:style-name="P66"><text:span text:style-name="기본_20_단락_20_글꼴"><text:span text:style-name="T1">■ 특허법 시행규칙 [별지 제1호서식]</text:span></text:span><text:span text:style-name="기본_20_단락_20_글꼴"><text:span text:style-name="T23"> &lt;개정 2014.6.27&gt;</text:span></text:span></text:p>
          </table:table-cell>
          <table:table-cell table:style-name="표1.B1" table:number-columns-spanned="2" office:value-type="string">
            <text:p text:style-name="P2">특허로(www.patent.go.kr)에서 </text:p>
            <text:p text:style-name="P2">온라인으로 제출 가능합니다.</text:p>
          </table:table-cell>
          <table:covered-table-cell/>
        </table:table-row>
        <table:table-row table:style-name="표1.2">
          <table:table-cell table:style-name="표1.B1" table:number-columns-spanned="3" office:value-type="string">
            <text:p text:style-name="P5">위임장</text:p>
          </table:table-cell>
          <table:covered-table-cell/>
          <table:covered-table-cell/>
        </table:table-row>
        <table:table-row table:style-name="표1.3">
          <table:table-cell table:style-name="표1.A3" table:number-columns-spanned="2" office:value-type="string">
            <text:p text:style-name="P3"/>
          </table:table-cell>
          <table:covered-table-cell/>
          <table:table-cell table:style-name="표1.A3" office:value-type="string">
            <text:p text:style-name="P4">(앞쪽)</text:p>
          </table:table-cell>
        </table:table-row>
        <table:table-row table:style-name="표1.4">
          <table:table-cell table:style-name="표1.B1" table:number-columns-spanned="3" office:value-type="string">
            <text:p text:style-name="P12"><text:s text:c="2"/>【수임자】</text:p>
            <text:p text:style-name="P27">【성명(명칭)】</text:p>
            <text:p text:style-name="P27">【대리인코드】</text:p>
            <text:p text:style-name="P13"><text:span text:style-name="기본_20_단락_20_글꼴"><text:span text:style-name="T3"><text:s text:c="2"/>【사건의 표시】</text:span></text:span></text:p>
            <text:p text:style-name="P28"><text:span text:style-name="기본_20_단락_20_글꼴"><text:span text:style-name="T4">【</text:span></text:span><text:span text:style-name="기본_20_단락_20_글꼴"><text:span text:style-name="T3">출원번호[특허(등록)번호, 기술평가청구번호</text:span></text:span><text:span text:style-name="기본_20_단락_20_글꼴"><text:span text:style-name="T24">*</text:span></text:span><text:span text:style-name="기본_20_단락_20_글꼴"><text:span text:style-name="T3">, 국제등록번호</text:span></text:span><text:span text:style-name="기본_20_단락_20_글꼴"><text:span text:style-name="T24">*</text:span></text:span><text:span text:style-name="기본_20_단락_20_글꼴"><text:span text:style-name="T3">, 특허청참조번호</text:span></text:span><text:span text:style-name="기본_20_단락_20_글꼴"><text:span text:style-name="T24">*</text:span></text:span><text:span text:style-name="기본_20_단락_20_글꼴"><text:span text:style-name="T3">, </text:span></text:span></text:p>
            <text:p text:style-name="P29"><text:span text:style-name="기본_20_단락_20_글꼴"><text:span text:style-name="T3">이의신청번호</text:span></text:span><text:span text:style-name="기본_20_단락_20_글꼴"><text:span text:style-name="T24">*</text:span></text:span><text:span text:style-name="기본_20_단락_20_글꼴"><text:span text:style-name="T3">, 상품분류전환등록신청번호, 심판번호]</text:span></text:span><text:span text:style-name="기본_20_단락_20_글꼴"><text:span text:style-name="T4">】</text:span></text:span></text:p>
            <text:p text:style-name="P12"><text:s text:c="2"/>【위임자】</text:p>
            <text:p text:style-name="P27">【성명(명칭)】</text:p>
            <text:p text:style-name="P27">【출원인코드】</text:p>
            <text:p text:style-name="P27">【사건과의 관계】</text:p>
            <text:p text:style-name="P12"><text:s text:c="2"/>【위임사항】</text:p>
            <text:p text:style-name="P12"/>
            <text:p text:style-name="P12"/>
            <text:p text:style-name="P14"/>
            <text:p text:style-name="P12"><text:s text:c="2"/>【위임일자】</text:p>
            <text:p text:style-name="P12"/>
            <text:p text:style-name="P16"><text:span text:style-name="기본_20_단락_20_글꼴"><text:span text:style-name="T3"><text:s text:c="2"/></text:span></text:span><text:span text:style-name="기본_20_단락_20_글꼴"><text:span text:style-name="T5">위와 같이 특허청장(특허심판원장, 심판장)에게 제출합니다.</text:span></text:span></text:p>
            <text:p text:style-name="P15"/>
            <text:p text:style-name="P17">위임자 <text:s text:c="13"/>서명 또는 날인</text:p>
            <text:p text:style-name="P12"/>
            <text:p text:style-name="P12"><text:s text:c="2"/>* 기재요령 제6호의 작성 시 유의사항을 참조합니다.</text:p>
          </table:table-cell>
          <table:covered-table-cell/>
          <table:covered-table-cell/>
        </table:table-row>
        <table:table-row table:style-name="표1.5">
          <table:table-cell table:style-name="표1.A5" table:number-columns-spanned="3" office:value-type="string">
            <text:p text:style-name="P1">210㎜×297㎜[백상지 80g/㎡]</text:p>
          </table:table-cell>
          <table:covered-table-cell/>
          <table:covered-table-cell/>
        </table:table-row>
      </table:table>
      <text:p text:style-name="P9"/>
      <table:table table:name="표2" table:style-name="표2">
        <table:table-column table:style-name="표2.A"/>
        <table:table-row table:style-name="표2.1">
          <table:table-cell table:style-name="표2.A1" office:value-type="string">
            <text:p text:style-name="P30"><text:span text:style-name="기본_20_단락_20_글꼴"><text:span text:style-name="T2">(뒤쪽</text:span></text:span><text:span text:style-name="기본_20_단락_20_글꼴"><text:span text:style-name="T25">)</text:span></text:span></text:p>
          </table:table-cell>
        </table:table-row>
        <text:soft-page-break/>
        <table:table-row table:style-name="표2.2">
          <table:table-cell table:style-name="표2.A1" office:value-type="string">
            <text:p text:style-name="P31">1. 서식의 용도 및 관련 규정</text:p>
            <text:p text:style-name="P36"><text:span text:style-name="기본_20_단락_20_글꼴"><text:span text:style-name="T27">이 서식은 특허 등에 관한 절차를 밟으려는 자가 대리인에 의하여 그 절차를 밟으려는 경우에 제출합니다(관련 규정: 「특허법」 제7조, 「실용신안법」 제3조, 「디자인보호법」 제8조 및 「상표법」</text:span></text:span><text:span text:style-name="기본_20_단락_20_글꼴"> 제5조의5).</text:span></text:p>
            <text:p text:style-name="P36"/>
            <text:p text:style-name="P37"><text:span text:style-name="기본_20_단락_20_글꼴">2. 처리절차</text:span></text:p>
          </table:table-cell>
        </table:table-row>
      </table:table>
      <table:table table:name="표3" table:style-name="표3">
        <table:table-column table:style-name="표3.A"/>
        <table:table-column table:style-name="표3.B"/>
        <table:table-column table:style-name="표3.C"/>
        <table:table-column table:style-name="표3.B"/>
        <table:table-column table:style-name="표3.C"/>
        <table:table-column table:style-name="표3.B"/>
        <table:table-column table:style-name="표3.G"/>
        <table:table-row table:style-name="표3.1">
          <table:table-cell table:style-name="표3.A1" table:number-rows-spanned="2" office:value-type="string">
            <text:p text:style-name="P7">위임장 제출</text:p>
          </table:table-cell>
          <table:table-cell table:style-name="표3.B1" table:number-rows-spanned="2" office:value-type="string">
            <text:p text:style-name="P7">⇒</text:p>
          </table:table-cell>
          <table:table-cell table:style-name="표3.A1" table:number-rows-spanned="2" office:value-type="string">
            <text:p text:style-name="P7">접수 및 접수증 발급</text:p>
          </table:table-cell>
          <table:table-cell table:style-name="표3.B1" table:number-rows-spanned="2" office:value-type="string">
            <text:p text:style-name="P7">⇒</text:p>
          </table:table-cell>
          <table:table-cell table:style-name="표3.A1" table:number-rows-spanned="2" office:value-type="string">
            <text:p text:style-name="P7">서식 적격심사</text:p>
          </table:table-cell>
          <table:table-cell table:style-name="표3.B1" table:number-rows-spanned="2" office:value-type="string">
            <text:p text:style-name="P7">⇒</text:p>
          </table:table-cell>
          <table:table-cell table:style-name="표3.G1" office:value-type="string">
            <text:p text:style-name="P38">ㆍ 서식 적격 시:</text:p>
            <text:p text:style-name="P40"><text:span text:style-name="기본_20_단락_20_글꼴"><text:span text:style-name="T8"><text:s text:c="5"/></text:span></text:span><text:span text:style-name="기본_20_단락_20_글꼴"><text:span text:style-name="T6">관련 부서 이관</text:span></text:span></text:p>
          </table:table-cell>
        </table:table-row>
        <table:table-row table:style-name="표3.2">
          <table:covered-table-cell/>
          <table:covered-table-cell/>
          <table:covered-table-cell/>
          <table:covered-table-cell/>
          <table:covered-table-cell/>
          <table:covered-table-cell/>
          <table:table-cell table:style-name="표3.G2" office:value-type="string">
            <text:p text:style-name="P39"><text:span text:style-name="기본_20_단락_20_글꼴"><text:span text:style-name="T6">ㆍ 서식 흠결 시: <text:s text:c="2"/></text:span></text:span><text:span text:style-name="기본_20_단락_20_글꼴"><text:span text:style-name="T9"><text:s/></text:span></text:span><text:span text:style-name="기본_20_단락_20_글꼴"><text:span text:style-name="T6">보정통지 또는 <text:s text:c="2"/></text:span></text:span><text:span text:style-name="기본_20_단락_20_글꼴"><text:span text:style-name="T10"><text:s/></text:span></text:span><text:span text:style-name="기본_20_단락_20_글꼴"><text:span text:style-name="T6">반려통지</text:span></text:span></text:p>
          </table:table-cell>
        </table:table-row>
        <table:table-row table:style-name="표3.3">
          <table:table-cell table:style-name="표3.A3" office:value-type="string">
            <text:p text:style-name="P6">(제출인)</text:p>
          </table:table-cell>
          <table:table-cell table:style-name="표3.B1" office:value-type="string">
            <text:p text:style-name="P6"/>
          </table:table-cell>
          <table:table-cell table:style-name="표3.A3" office:value-type="string">
            <text:p text:style-name="P10"><text:span text:style-name="기본_20_단락_20_글꼴"><text:span text:style-name="T11">(특허청, </text:span></text:span><text:span text:style-name="기본_20_단락_20_글꼴"><text:span text:style-name="T12">특허심판원</text:span></text:span><text:span text:style-name="기본_20_단락_20_글꼴"><text:span text:style-name="T11">)</text:span></text:span></text:p>
          </table:table-cell>
          <table:table-cell table:style-name="표3.B1" office:value-type="string">
            <text:p text:style-name="P6"/>
          </table:table-cell>
          <table:table-cell table:style-name="표3.A3" office:value-type="string">
            <text:p text:style-name="P10"><text:span text:style-name="기본_20_단락_20_글꼴"><text:span text:style-name="T13">(특허청, </text:span></text:span><text:span text:style-name="기본_20_단락_20_글꼴"><text:span text:style-name="T14">특허심판원</text:span></text:span><text:span text:style-name="기본_20_단락_20_글꼴"><text:span text:style-name="T13">)</text:span></text:span></text:p>
          </table:table-cell>
          <table:table-cell table:style-name="표3.B1" office:value-type="string">
            <text:p text:style-name="P6"/>
          </table:table-cell>
          <table:table-cell table:style-name="표3.A3" office:value-type="string">
            <text:p text:style-name="P11"><text:span text:style-name="기본_20_단락_20_글꼴"><text:span text:style-name="T11">(특허청, </text:span></text:span><text:span text:style-name="기본_20_단락_20_글꼴"><text:span text:style-name="T12">특허심판원</text:span></text:span><text:span text:style-name="기본_20_단락_20_글꼴"><text:span text:style-name="T11">)</text:span></text:span></text:p>
          </table:table-cell>
        </table:table-row>
      </table:table>
      <table:table table:name="표5" table:style-name="표5">
        <table:table-column table:style-name="표5.A"/>
        <table:table-row>
          <table:table-cell table:style-name="표5.A1" office:value-type="string">
            <text:p text:style-name="P43"><text:span text:style-name="T28">※ </text:span><text:span text:style-name="T30">기재요령</text:span> <text:s/></text:p>
            <text:p text:style-name="P42">1. 【수임자】란</text:p>
            <text:p text:style-name="P44">수임자가 특허법인・특허법인(유한)인 경우에는 다음 예와 같이 【성명(명칭)】란에 특허법인・특허법인(유한)의 명칭을 적고, 【대리인코드】란에는 특허법인・특허법인(유한)의 대리인코드를 적으며, 【대리인코드】란의 다음 행에 【지정된 변리사】란을 만들어 지정된 변리사의 성명을 적습니다.</text:p>
            <text:p text:style-name="P45">[예]【수임자】</text:p>
            <text:p text:style-name="P47">【성명(명칭)】 특허법인・특허법인(유한) ○○○○</text:p>
            <text:p text:style-name="P46">【대리인코드】 특허법인・특허법인(유한)의 대리인코드</text:p>
            <text:p text:style-name="P46">【지정된 변리사】 변리사 ○○○, 변리사 ○○○</text:p>
            <text:p text:style-name="P8">2. 【사건의 표시】란</text:p>
            <text:p text:style-name="P44">【출원번호[특허(등록)번호, 기술평가청구번호, 국제등록번호, 특허청참조번호, 이의신청번호, 상품분류전환등록신청번호, 심판번호]】란은 수임자가 밟으려는 절차에 따라 다음 기재례와 같은 형식으로 해당 번호를 적습니다. 출원번호 등을 부여받지 않은 경우에는 【출원번호 등】란의 다음 행에 【발명의 명칭, 고안의 명칭, 디자인의 대상이 되는 물품, 상품(서비스업)류】란을 만들어 해당 사항을 적고, 디자인의 국제출원의 경우에는 국제출원서에 기재된 것과 동일한 영문명칭을 적습니다.</text:p>
            <text:p text:style-name="P43">[절차별 해당번호 기재례]</text:p>
            <table:table table:name="표4" table:style-name="표4">
              <table:table-column table:style-name="표4.A"/>
              <table:table-column table:style-name="표4.B"/>
              <table:table-column table:style-name="표4.C"/>
              <table:table-row table:style-name="표4.1">
                <table:table-cell table:style-name="표4.A1" office:value-type="string">
                  <text:p text:style-name="P19">절차명</text:p>
                </table:table-cell>
                <table:table-cell table:style-name="표4.A1" office:value-type="string">
                  <text:p text:style-name="P19">해당 번호</text:p>
                </table:table-cell>
                <table:table-cell table:style-name="표4.C1" office:value-type="string">
                  <text:p text:style-name="P19">기재례</text:p>
                </table:table-cell>
              </table:table-row>
              <table:table-row>
                <table:table-cell table:style-name="표4.A2" office:value-type="string">
                  <text:p text:style-name="P18">출원에 관한 절차</text:p>
                </table:table-cell>
                <table:table-cell table:style-name="표4.A2" office:value-type="string">
                  <text:p text:style-name="P24"><text:span text:style-name="T28">【</text:span><text:span text:style-name="T30">출원번호</text:span><text:span text:style-name="T28">】</text:span></text:p>
                  <text:p text:style-name="P26">권리구분<text:span text:style-name="T33">(2자리) – 연도(4자리) - 일련번호(7자리)</text:span></text:p>
                </table:table-cell>
                <table:table-cell table:style-name="표4.C2" office:value-type="string">
                  <text:p text:style-name="P21">10-2007-1234567</text:p>
                </table:table-cell>
              </table:table-row>
              <table:table-row>
                <table:table-cell table:style-name="표4.A2" office:value-type="string">
                  <text:p text:style-name="P18">특허<text:span text:style-name="T33">(등록)에 관한 절차</text:span></text:p>
                </table:table-cell>
                <table:table-cell table:style-name="표4.A2" office:value-type="string">
                  <text:p text:style-name="P24"><text:span text:style-name="T28">【</text:span><text:span text:style-name="T30">특허</text:span><text:span text:style-name="T31">(등록)번호</text:span><text:span text:style-name="T28">】</text:span></text:p>
                  <text:p text:style-name="P26">권리구분<text:span text:style-name="T33">(2자리) – 일련번호(7자리) – 일련번호(2자리) – 일련번호(2자리)</text:span></text:p>
                </table:table-cell>
                <table:table-cell table:style-name="표4.C2" office:value-type="string">
                  <text:p text:style-name="P21">10-1234567-00-00</text:p>
                </table:table-cell>
              </table:table-row>
              <table:table-row>
                <table:table-cell table:style-name="표4.A2" office:value-type="string">
                  <text:p text:style-name="P18">기술평가청구에 관한 절차</text:p>
                </table:table-cell>
                <table:table-cell table:style-name="표4.A2" office:value-type="string">
                  <text:p text:style-name="P25"><text:span text:style-name="T28">【</text:span><text:span text:style-name="T31">기술평가청구번호</text:span><text:span text:style-name="T28">】</text:span></text:p>
                  <text:p text:style-name="P23">20 – <text:span text:style-name="T29">연도(4자리) – 일련번호(7자리)</text:span></text:p>
                </table:table-cell>
                <table:table-cell table:style-name="표4.C2" office:value-type="string">
                  <text:p text:style-name="P22">20-2007-1234567</text:p>
                </table:table-cell>
              </table:table-row>
              <table:table-row>
                <table:table-cell table:style-name="표4.A2" office:value-type="string">
                  <text:p text:style-name="P18">국제상표등록출원에 관한 절차</text:p>
                </table:table-cell>
                <table:table-cell table:style-name="표4.A2" office:value-type="string">
                  <text:p text:style-name="P48"><text:span text:style-name="T28">【</text:span><text:span text:style-name="T31">국제등록번호</text:span><text:span text:style-name="T28">】</text:span></text:p>
                  <text:p text:style-name="P52">일련번호<text:span text:style-name="T34">(7자리) <text:s/>또는 일련번호(자리)영문자(1자리)</text:span></text:p>
                </table:table-cell>
                <table:table-cell table:style-name="표4.C2" office:value-type="string">
                  <text:p text:style-name="P22">1234567A</text:p>
                </table:table-cell>
              </table:table-row>
              <table:table-row>
                <table:table-cell table:style-name="표4.A2" office:value-type="string">
                  <text:p text:style-name="P18">국제디자인등록출원에 관한 절차</text:p>
                </table:table-cell>
                <table:table-cell table:style-name="표4.A2" office:value-type="string">
                  <text:p text:style-name="P48"><text:span text:style-name="T28">【</text:span><text:span text:style-name="T30">국제등록번호</text:span><text:span text:style-name="T28">】</text:span></text:p>
                  <text:p text:style-name="P55">DM/일련번호(6자리) 또는 일련번호(6자리)영문자(1자리)</text:p>
                </table:table-cell>
                <table:table-cell table:style-name="표4.C2" office:value-type="string">
                  <text:p text:style-name="P22">BM/123456 <text:span text:style-name="T29">또는</text:span></text:p>
                  <text:p text:style-name="P20">DM/123456A</text:p>
                </table:table-cell>
              </table:table-row>
              <table:table-row>
                <table:table-cell table:style-name="표4.A2" office:value-type="string">
                  <text:p text:style-name="P18">디자인의 국제출원에 관한 절차</text:p>
                </table:table-cell>
                <table:table-cell table:style-name="표4.A2" office:value-type="string">
                  <text:p text:style-name="P48"><text:span text:style-name="T28">【</text:span><text:span text:style-name="T32">특허청참조번호</text:span><text:span text:style-name="T28">】</text:span></text:p>
                  <text:p text:style-name="P50"><text:soft-page-break/>KR - <text:span text:style-name="T29">연도(4자리) - 일련번호(7자리)</text:span></text:p>
                </table:table-cell>
                <table:table-cell table:style-name="표4.C2" office:value-type="string">
                  <text:p text:style-name="P20">KR-2014-3123456</text:p>
                </table:table-cell>
              </table:table-row>
              <table:table-row>
                <table:table-cell table:style-name="표4.A2" office:value-type="string">
                  <text:p text:style-name="P18">이의신청에 관한 절차</text:p>
                </table:table-cell>
                <table:table-cell table:style-name="표4.A2" office:value-type="string">
                  <text:p text:style-name="P56">【이의신청번호】</text:p>
                  <text:p text:style-name="P54">권리구분(2자리) – 연도(4자리) – 일련번호(6자리)</text:p>
                </table:table-cell>
                <table:table-cell table:style-name="표4.C2" office:value-type="string">
                  <text:p text:style-name="P22">30-2007-123456</text:p>
                </table:table-cell>
              </table:table-row>
              <table:table-row>
                <table:table-cell table:style-name="표4.A2" office:value-type="string">
                  <text:p text:style-name="P18">상품분류전환등록신청에 관한 절차</text:p>
                </table:table-cell>
                <table:table-cell table:style-name="표4.A2" office:value-type="string">
                  <text:p text:style-name="P49"><text:span text:style-name="T28">【</text:span><text:span text:style-name="T32">상품분류전환등록신청번호</text:span><text:span text:style-name="T28">】</text:span></text:p>
                  <text:p text:style-name="P51">56 – <text:span text:style-name="T29">연도(4자리) - 일련번호(7자리)</text:span></text:p>
                </table:table-cell>
                <table:table-cell table:style-name="표4.C2" office:value-type="string">
                  <text:p text:style-name="P22">56-2007-1234567</text:p>
                </table:table-cell>
              </table:table-row>
              <table:table-row>
                <table:table-cell table:style-name="표4.A2" office:value-type="string">
                  <text:p text:style-name="P18">심판에 관한 절차</text:p>
                </table:table-cell>
                <table:table-cell table:style-name="표4.A2" office:value-type="string">
                  <text:p text:style-name="P49"><text:span text:style-name="T28">【</text:span><text:span text:style-name="T32">심판번호</text:span><text:span text:style-name="T28">】</text:span></text:p>
                  <text:p text:style-name="P53">연도<text:span text:style-name="T34">(4자리) – 사건구분 - 일련번호(6자리)</text:span></text:p>
                </table:table-cell>
                <table:table-cell table:style-name="표4.C2" office:value-type="string">
                  <text:p text:style-name="P22">2007-<text:span text:style-name="T29">당-123456</text:span></text:p>
                </table:table-cell>
              </table:table-row>
            </table:table>
            <text:p text:style-name="P33"/>
            <text:p text:style-name="P32">3. 【위임자】란</text:p>
            <text:p text:style-name="P32"><text:s text:c="2"/>가. 출원인코드가 있는 경우</text:p>
            <text:p text:style-name="P57"><text:s text:c="4"/>(1) 【성명(명칭)】란에는 출원인코드 부여 신청 시 적은 국문 성명 또는 법인의 명칭을 적습니다. </text:p>
            <text:p text:style-name="P58"><text:span text:style-name="기본_20_단락_20_글꼴"><text:span text:style-name="T6"><text:s text:c="4"/>(2) </text:span></text:span><text:span text:style-name="기본_20_단락_20_글꼴"><text:span text:style-name="T17">위임자가 「상표법」 제86조의14에 따른 국제상표등록출원(이하 "국제상표등록출원"이라 </text:span></text:span><text:span text:style-name="기본_20_단락_20_글꼴"><text:span text:style-name="T18">합니다)</text:span></text:span><text:span text:style-name="기본_20_단락_20_글꼴"><text:span text:style-name="T19">의 출원인인 경우에는 【성명(명칭)】란에 </text:span></text:span><text:span text:style-name="기본_20_단락_20_글꼴"><text:span text:style-name="T20">「표장의 국제등록에 관한 마드리드협정에 </text:span></text:span><text:span text:style-name="기본_20_단락_20_글꼴"><text:span text:style-name="T19">대한</text:span></text:span><text:span text:style-name="기본_20_단락_20_글꼴"><text:span text:style-name="T16"> 의정서」(이하 “마드리드의정서”라 합니다) 제2조(1)에 따른 국제등록부에</text:span></text:span><text:span text:style-name="기본_20_단락_20_글꼴"><text:span text:style-name="T6"> </text:span></text:span><text:span text:style-name="기본_20_단락_20_글꼴"><text:span text:style-name="T21">등록된 것과 동일한 성명 또는 법인의 명칭을 적고, 「디자인보호법」 제179조에 따른 국제디자인등록출원(이하 "국제디자인등록출원"이라 합니다)의 출원인인 경우에는 「산업디자인의 국제등록에</text:span></text:span><text:span text:style-name="기본_20_단락_20_글꼴"><text:span text:style-name="T6"> 관한 헤이</text:span></text:span><text:span text:style-name="기본_20_단락_20_글꼴"><text:span text:style-name="T20">그협정」</text:span></text:span><text:span text:style-name="기본_20_단락_20_글꼴"><text:span text:style-name="T22">(이하 “헤이그협정”이라 합니다)</text:span></text:span><text:span text:style-name="기본_20_단락_20_글꼴"><text:span text:style-name="T20"> 제1조(ⅷ)에 따른 국제등록부에 등록된 것과 동일한 성명</text:span></text:span><text:span text:style-name="기본_20_단락_20_글꼴"><text:span text:style-name="T6"> 또는 </text:span></text:span><text:span text:style-name="기본_20_단락_20_글꼴"><text:span text:style-name="T16">법인의 명칭을 적으며, 「디자인보호법」 제173조에 따른 특허청을 통한 디자인의 국제출원</text:span></text:span><text:span text:style-name="기본_20_단락_20_글꼴"><text:span text:style-name="T19">(이하</text:span></text:span><text:span text:style-name="기본_20_단락_20_글꼴"><text:span text:style-name="T20"> “디자인의 국제출원”이라 합니다)의 출원인인 경우에는 국제출원서에 기재한 것과 동일한</text:span></text:span><text:span text:style-name="기본_20_단락_20_글꼴"><text:span text:style-name="T6"> 성명 또는 법인의 명칭을 적습니다. </text:span></text:span></text:p>
            <text:p text:style-name="P58"><text:span text:style-name="기본_20_단락_20_글꼴"><text:span text:style-name="T6"><text:s text:c="4"/>(3) 위임자가 국제상표등록출원 또는 국제디자인등록출원과 관련된 심판사건의 제출인인 경우에는 </text:span></text:span><text:span text:style-name="기본_20_단락_20_글꼴"><text:span text:style-name="T7">다음 예와 같이 【성명(명칭)】란은 성명 또는 법인의 명칭을 외래어표기법에 따라 국어로 </text:span></text:span><text:span text:style-name="기본_20_단락_20_글꼴"><text:span text:style-name="T17">음역</text:span></text:span><text:span text:style-name="기본_20_단락_20_글꼴"><text:span text:style-name="T7">하여 성과 이름순으로 한 칸의 공백을 두어 적고, 【성명(명칭)】란의 다음 행에 【성명</text:span></text:span><text:span text:style-name="기본_20_단락_20_글꼴"><text:span text:style-name="T6">(명칭)</text:span></text:span><text:span text:style-name="기본_20_단락_20_글꼴"><text:span text:style-name="T20">의 영문표기】란을 만들어 마드리드의정서 제2조(1) 또는 </text:span></text:span><text:span text:style-name="기본_20_단락_20_글꼴"><text:span text:style-name="T21">헤이그협정 제1조(ⅷ)에 따른 국제등록부에 등록된 것과 동일한 문자로 성명 또는 법인의 명칭</text:span></text:span><text:span text:style-name="기본_20_단락_20_글꼴"><text:span text:style-name="T6">을 적습니다. </text:span></text:span></text:p>
            <text:p text:style-name="P32"><text:s text:c="7"/>[예] 【제출인】 </text:p>
            <text:p text:style-name="P32"><text:s text:c="16"/>【성명(명칭)】 케네디 존 에프</text:p>
            <text:p text:style-name="P32"><text:s text:c="16"/>【성명(명칭)의 영문표기】 KENNEDY, John F.</text:p>
            <text:p text:style-name="P32"><text:s text:c="16"/>【출원인코드】 0-0000-000000-0</text:p>
            <text:p text:style-name="P59"><text:s text:c="4"/>(4) 【출원인코드】란에는 특허청에서 부여한 출원인코드를 적습니다. </text:p>
            <text:p text:style-name="P32"><text:s text:c="2"/>나. 출원인코드가 없는 경우</text:p>
            <text:p text:style-name="P35"><text:span text:style-name="기본_20_단락_20_글꼴"><text:span text:style-name="T6"><text:s text:c="4"/></text:span></text:span><text:span text:style-name="기본_20_단락_20_글꼴"><text:span text:style-name="T20">【위임자】란의 다음 행에 「특허법 시행규칙」 별지 제4호서식(출원인코드 부여신청서)의 기재요령</text:span></text:span><text:span text:style-name="기본_20_단락_20_글꼴"><text:span text:style-name="T6"> 제1호를 참조하여 위임자의 【성명(명칭)의 국문표기】 및 【성명(명칭)의 영문표기】 등 필요한 난을 만들어 적습니다.</text:span></text:span></text:p>
            <text:p text:style-name="P32"><text:s text:c="2"/>다. 공통</text:p>
            <text:p text:style-name="P60"><text:s text:c="4"/>(1) 【위임자】란의 【사건과의 관계】란에는 "출원인", "국제출원인", "청구인" 또는 "피청구인" 등과 같이 위임자와 사건과의 관계를 명확하게 적습니다.</text:p>
            <text:p text:style-name="P61"><text:span text:style-name="기본_20_단락_20_글꼴"><text:span text:style-name="T6"><text:s text:c="4"/>(2) </text:span></text:span><text:span text:style-name="기본_20_단락_20_글꼴"><text:span text:style-name="T21">변리사 또는 특허법인</text:span></text:span><text:span text:style-name="기본_20_단락_20_글꼴"><text:span text:style-name="T26">・</text:span></text:span><text:span text:style-name="기본_20_단락_20_글꼴"><text:span text:style-name="T21">특허법인(유한) 외의 임의대리인에 의하여 제출하거나 미성년자, 피한정</text:span></text:span><text:span text:style-name="기본_20_단락_20_글꼴"><text:span text:style-name="T6">후견인 또는 피성년후견인이 법정대리인에 의하여 제출하는 경우에는 다음 예와 같이 【위임자】란 기재사항의 다음 행에 【법정대리인 등】란을 만들어 법정대리인 등의 【성명】 및 【출원인코드】란을 적습니다.</text:span></text:span></text:p>
            <text:p text:style-name="P32"><text:s text:c="7"/>[예] 【법정대리인 등】</text:p>
            <text:p text:style-name="P32"><text:soft-page-break/><text:s text:c="15"/>【성명】</text:p>
            <text:p text:style-name="P32"><text:s text:c="15"/>【출원인코드】</text:p>
            <text:p text:style-name="P32">4. 【위임사항】란</text:p>
            <text:p text:style-name="P41"><text:span text:style-name="기본_20_단락_20_글꼴"><text:span text:style-name="T6"><text:s/></text:span></text:span><text:span text:style-name="기본_20_단락_20_글꼴"><text:span text:style-name="T16"><text:s/>위임사항은 다음 예 1과 같이 일괄하여 작성함을 원칙으로 합니다. 위임사항별로 특정하여 작성하려는</text:span></text:span><text:span text:style-name="기본_20_단락_20_글꼴"><text:span text:style-name="T6"> 경우에는 다음 예 2와 같이 구체적으로 나열하여 적습니다.</text:span></text:span></text:p>
            <text:p text:style-name="P32"><text:s text:c="2"/>[예 1] 【위임사항】</text:p>
            <text:p text:style-name="P32"><text:s text:c="12"/>1. 특허출원에 관한 모든 절차</text:p>
            <text:p text:style-name="P32"><text:s text:c="12"/>2. 특허권 등록에 관한 모든 절차</text:p>
            <text:p text:style-name="P32"><text:s text:c="12"/>3. 심판에 관한 모든 절차</text:p>
            <text:p text:style-name="P32"><text:s text:c="2"/>[예 2] 【위임사항】</text:p>
            <text:p text:style-name="P32"><text:s text:c="12"/>1. 특허출원의 취하 및 포기</text:p>
            <text:p text:style-name="P32"><text:s text:c="12"/>2. 복대리인의 선임</text:p>
            <text:p text:style-name="P32"><text:s text:c="12"/>3. 변경출원서의 제출</text:p>
            <text:p text:style-name="P32">5. 【위임일자】란</text:p>
            <text:p text:style-name="P62"><text:s/>【위임일자】란은 위임자가 수임자를 선임한 날짜를 적습니다.</text:p>
            <text:p text:style-name="P63"><text:span text:style-name="기본_20_단락_20_글꼴"><text:span text:style-name="T6"><text:s/>※ 참고:</text:span></text:span><text:span text:style-name="기본_20_단락_20_글꼴"><text:span text:style-name="T20"> 이 위임장은 위임자가 서명 또는 날인한 후에 전자적 이미지로 변환(스캐닝)하여 다른 서식의 </text:span></text:span><text:span text:style-name="기본_20_단락_20_글꼴"><text:span text:style-name="T6">첨부서류로 제출할 수 있습니다.</text:span></text:span></text:p>
            <text:p text:style-name="P34"><text:span text:style-name="기본_20_단락_20_글꼴"><text:span text:style-name="T6">6. 작성 시 유의사항</text:span></text:span></text:p>
            <text:p text:style-name="P64"><text:s text:c="2"/>가. 위임장의 서식 중 이의신청과 관련되는 부분은 아래 사항만 해당됩니다.</text:p>
            <text:p text:style-name="P59"><text:s text:c="4"/>(1) 2007년 7월 1일 전에 특허권의 설정등록이 된 것에 대해 특허이의신청을 한 것</text:p>
            <text:p text:style-name="P59"><text:s text:c="4"/>(2) 2007년 6월 30일까지 실용신안등록이의신청을 한 것</text:p>
            <text:p text:style-name="P65"><text:span text:style-name="기본_20_단락_20_글꼴"><text:span text:style-name="T6"><text:s text:c="2"/>나.</text:span></text:span><text:span text:style-name="기본_20_단락_20_글꼴"><text:span text:style-name="T15"> 위임장의 서식 중 실용신안 기술평가와 관련되는 부분은 2006년 10월 1일 전에 제출된 실용신안</text:span></text:span><text:span text:style-name="기본_20_단락_20_글꼴"><text:span text:style-name="T6">등록출원으로서 실용신안등록이 된 것만 해당됩니다.</text:span></text:span></text:p>
            <text:p text:style-name="P65"><text:span text:style-name="기본_20_단락_20_글꼴"><text:span text:style-name="T6"><text:s text:c="2"/>다. 이 서식에서 국제디자인등록출원 및 디자인의 국제출원에 관한 부분은 헤이그협정이 대한민국에 </text:span></text:span><text:span text:style-name="기본_20_단락_20_글꼴"><text:span text:style-name="T16">대하여 그 효력을 발생하는 날부터 적용하며, 특허청참조번호는 디자인의 국제출원에만 해당됩니다.</text:span></text:span></text:p>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ÇÑÄÄ¹ÙÅÁ" svg:font-family="ÇÑÄÄ¹ÙÅÁ" style:font-family-generic="system"/>
    <style:font-face style:name="MS Mincho" svg:font-family="'MS Mincho'" style:font-family-generic="modern" style:font-pitch="fixed"/>
    <style:font-face style:name="돋움체" svg:font-family="돋움체" style:font-family-generic="modern" style:font-pitch="fixed"/>
    <style:font-face style:name="돋움" svg:font-family="돋움" style:font-family-generic="modern" style:font-pitch="variable"/>
    <style:font-face style:name="맑은 고딕" svg:font-family="'맑은 고딕'" style:font-family-generic="modern" style:font-pitch="variable"/>
    <style:font-face style:name="Times New Roman" svg:font-family="'Times New Roman'" style:font-family-generic="roman" style:font-pitch="variable"/>
    <style:font-face style:name="바탕" svg:font-family="바탕"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style:text-underline-style="none" fo:font-weight="normal" style:letter-kerning="true" style:font-name-asian="맑은 고딕" style:font-size-asian="10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41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맑은 고딕" fo:font-size="10pt" fo:letter-spacing="normal" fo:language="en" fo:country="US" fo:font-style="normal" style:text-underline-style="none" fo:font-weight="normal" style:letter-kerning="true" fo:background-color="transparent" style:font-name-asian="맑은 고딕" style:font-size-asian="10pt" style:language-asian="ko" style:country-asian="K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표준" style:family="paragraph">
      <style:paragraph-properties fo:margin-top="0cm" fo:margin-bottom="0cm" loext:contextual-spacing="false" fo:line-height="120%" fo:orphans="0" fo:widows="0" fo:hyphenation-ladder-count="no-limit" style:text-autospace="none" style:line-break="normal" style:vertical-align="baseline"/>
      <style:text-properties fo:color="#000000" style:font-name="ÇÑÄÄ¹ÙÅÁ" fo:font-family="ÇÑÄÄ¹ÙÅÁ" style:font-family-generic="system" style:letter-kerning="true" style:font-name-asian="바탕" style:font-family-asian="바탕" style:font-family-generic-asian="roman" style:font-pitch-asian="variable" style:font-name-complex="ÇÑÄÄ¹ÙÅÁ" style:font-family-complex="ÇÑÄÄ¹ÙÅÁ" style:font-family-generic-complex="system" style:font-size-complex="10pt" fo:hyphenate="false"/>
    </style:style>
    <style:style style:name="바탕글" style:family="paragraph">
      <style:paragraph-properties fo:margin-top="0cm" fo:margin-bottom="0cm" loext:contextual-spacing="false" fo:line-height="160%" fo:orphans="0" fo:widows="0" fo:hyphenation-ladder-count="no-limit" style:text-autospace="none" style:line-break="normal" style:vertical-align="baseline"/>
      <style:text-properties fo:color="#000000" style:font-name="바탕" fo:font-family="바탕" style:font-family-generic="roman" style:font-pitch="variable" style:letter-kerning="false" style:font-name-asian="바탕" style:font-family-asian="바탕" style:font-family-generic-asian="roman" style:font-pitch-asian="variable" style:font-name-complex="바탕" style:font-family-complex="바탕" style:font-family-generic-complex="roman" style:font-pitch-complex="variable" style:font-size-complex="10pt" fo:hyphenate="false"/>
    </style:style>
    <style:style style:name="본문" style:family="paragraph" style:parent-style-name="표준">
      <style:paragraph-properties fo:margin-left="0.529cm" fo:margin-right="0cm" fo:line-height="160%" fo:hyphenation-ladder-count="no-limit" fo:text-indent="0cm" style:auto-text-indent="false">
        <style:tab-stops/>
      </style:paragraph-properties>
      <style:text-properties style:font-name="바탕" fo:font-family="바탕" style:font-family-generic="roman" style:font-pitch="variable" style:letter-kerning="false" style:font-name-complex="바탕" style:font-family-complex="바탕" style:font-family-generic-complex="roman" style:font-pitch-complex="variable" fo:hyphenate="false"/>
    </style:style>
    <style:style style:name="법령기본스타일" style:family="paragraph">
      <style:paragraph-properties fo:margin-top="0cm" fo:margin-bottom="0cm" loext:contextual-spacing="false" fo:line-height="160%" fo:orphans="0" fo:widows="0" fo:hyphenation-ladder-count="no-limit" style:text-autospace="none" style:line-break="normal" style:vertical-align="baseline"/>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조" style:family="paragraph">
      <style:paragraph-properties fo:margin-left="0.494cm" fo:margin-right="0cm" fo:margin-top="0cm" fo:margin-bottom="0cm" loext:contextual-spacing="false" fo:line-height="160%" fo:orphans="0" fo:widows="0" fo:hyphenation-ladder-count="no-limit" fo:text-indent="-0.494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항" style:family="paragraph">
      <style:paragraph-properties fo:margin-left="0.494cm" fo:margin-right="0cm" fo:margin-top="0cm" fo:margin-bottom="0cm" loext:contextual-spacing="false" fo:line-height="160%" fo:orphans="0" fo:widows="0" fo:hyphenation-ladder-count="no-limit" fo:text-indent="-0.494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호" style:family="paragraph">
      <style:paragraph-properties fo:margin-left="0.861cm" fo:margin-right="0cm" fo:margin-top="0cm" fo:margin-bottom="0cm" loext:contextual-spacing="false" fo:line-height="160%" fo:orphans="0" fo:widows="0" fo:hyphenation-ladder-count="no-limit" fo:text-indent="-0.861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목" style:family="paragraph">
      <style:paragraph-properties fo:margin-left="1.355cm" fo:margin-right="0cm" fo:margin-top="0cm" fo:margin-bottom="0cm" loext:contextual-spacing="false" fo:line-height="160%" fo:orphans="0" fo:widows="0" fo:hyphenation-ladder-count="no-limit" fo:text-indent="-1.355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세목" style:family="paragraph">
      <style:paragraph-properties fo:margin-left="1.616cm" fo:margin-right="0cm" fo:margin-top="0cm" fo:margin-bottom="0cm" loext:contextual-spacing="false" fo:line-height="160%" fo:orphans="0" fo:widows="0" fo:hyphenation-ladder-count="no-limit" fo:text-indent="-1.616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편장절관" style:family="paragraph">
      <style:paragraph-properties fo:margin-top="0cm" fo:margin-bottom="0cm" loext:contextual-spacing="false" fo:line-height="160%" fo:text-align="center" style:justify-single-word="false" fo:orphans="0" fo:widows="0" fo:hyphenation-ladder-count="no-limit" style:text-autospace="none" style:vertical-align="baseline"/>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조_5f_표" style:display-name="조_표" style:family="paragraph">
      <style:paragraph-properties fo:margin-left="0.494cm" fo:margin-right="0cm" fo:margin-top="0cm" fo:margin-bottom="0cm" loext:contextual-spacing="false" fo:line-height="180%" fo:orphans="0" fo:widows="0" fo:hyphenation-ladder-count="no-limit" fo:text-indent="-0.494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항_5f_표" style:display-name="항_표" style:family="paragraph">
      <style:paragraph-properties fo:margin-left="0.494cm" fo:margin-right="0cm" fo:margin-top="0cm" fo:margin-bottom="0cm" loext:contextual-spacing="false" fo:line-height="180%" fo:orphans="0" fo:widows="0" fo:hyphenation-ladder-count="no-limit" fo:text-indent="-0.494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목_5f_표" style:display-name="목_표" style:family="paragraph">
      <style:paragraph-properties fo:margin-left="1.482cm" fo:margin-right="0cm" fo:margin-top="0cm" fo:margin-bottom="0cm" loext:contextual-spacing="false" fo:line-height="180%" fo:orphans="0" fo:widows="0" fo:hyphenation-ladder-count="no-limit" fo:text-indent="-1.482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세목_5f_표" style:display-name="세목_표" style:family="paragraph">
      <style:paragraph-properties fo:margin-left="1.482cm" fo:margin-right="0cm" fo:margin-top="0cm" fo:margin-bottom="0cm" loext:contextual-spacing="false" fo:line-height="180%" fo:orphans="0" fo:widows="0" fo:hyphenation-ladder-count="no-limit" fo:text-indent="-1.482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편장절관_5f_표" style:display-name="편장절관_표" style:family="paragraph">
      <style:paragraph-properties fo:margin-top="0cm" fo:margin-bottom="0cm" loext:contextual-spacing="false" fo:line-height="180%" fo:text-align="center" style:justify-single-word="false" fo:orphans="0" fo:widows="0" fo:hyphenation-ladder-count="no-limit" style:text-autospace="none" style:vertical-align="baseline"/>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제명_5f_표" style:display-name="제명_표" style:family="paragraph">
      <style:paragraph-properties fo:margin-top="0cm" fo:margin-bottom="0cm" loext:contextual-spacing="false" fo:line-height="180%" fo:text-align="center" style:justify-single-word="false" fo:orphans="0" fo:widows="0" fo:hyphenation-ladder-count="no-limit" style:text-autospace="none" style:vertical-align="baseline"/>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호_5f_표" style:display-name="호_표" style:family="paragraph">
      <style:paragraph-properties fo:margin-left="0.988cm" fo:margin-right="0cm" fo:margin-top="0cm" fo:margin-bottom="0cm" loext:contextual-spacing="false" fo:line-height="180%" fo:orphans="0" fo:widows="0" fo:hyphenation-ladder-count="no-limit" fo:text-indent="-0.988cm" style:auto-text-indent="false" style:text-autospace="none" style:line-break="normal" style:vertical-align="baseline">
        <style:tab-stops/>
      </style:paragraph-properties>
      <style:text-properties fo:color="#000000" style:font-name="ÇÑÄÄ¹ÙÅÁ" fo:font-family="ÇÑÄÄ¹ÙÅÁ" style:font-family-generic="system" fo:font-size="14pt" style:letter-kerning="false" style:font-name-asian="Times New Roman" style:font-family-asian="'Times New Roman'" style:font-family-generic-asian="roman" style:font-pitch-asian="variable" style:font-size-asian="14pt" style:font-name-complex="ÇÑÄÄ¹ÙÅÁ" style:font-family-complex="ÇÑÄÄ¹ÙÅÁ" style:font-family-generic-complex="system" style:font-size-complex="14pt" fo:hyphenate="false"/>
    </style:style>
    <style:style style:name="머리말" style:family="paragraph">
      <style:paragraph-properties fo:margin-top="0cm" fo:margin-bottom="0cm" loext:contextual-spacing="false" fo:line-height="150%" fo:orphans="0" fo:widows="0" fo:hyphenation-ladder-count="no-limit" style:text-autospace="none" style:vertical-align="baseline">
        <style:tab-stops>
          <style:tab-stop style:position="0cm"/>
        </style:tab-stops>
      </style:paragraph-properties>
      <style:text-properties fo:color="#000000" style:font-name="ÇÑÄÄ¹ÙÅÁ" fo:font-family="ÇÑÄÄ¹ÙÅÁ" style:font-family-generic="system" fo:font-size="9pt" fo:letter-spacing="-0.004cm" style:letter-kerning="false" style:font-name-asian="Times New Roman" style:font-family-asian="'Times New Roman'" style:font-family-generic-asian="roman" style:font-pitch-asian="variable" style:font-size-asian="9pt" style:font-name-complex="ÇÑÄÄ¹ÙÅÁ" style:font-family-complex="ÇÑÄÄ¹ÙÅÁ" style:font-family-generic-complex="system" style:font-size-complex="9pt" style:text-scale="98%" fo:hyphenate="false"/>
    </style:style>
    <style:style style:name="MS바탕글" style:family="paragraph">
      <style:paragraph-properties fo:line-height="113%" fo:text-align="end" style:justify-single-word="false" fo:hyphenation-ladder-count="no-limit" style:text-autospace="none" style:vertical-align="baseline"/>
      <style:text-properties fo:color="#000000" style:font-name="ÇÑÄÄ¹ÙÅÁ" fo:font-family="ÇÑÄÄ¹ÙÅÁ" style:font-family-generic="system" fo:font-size="11pt" style:letter-kerning="false" style:font-name-asian="Times New Roman" style:font-family-asian="'Times New Roman'" style:font-family-generic-asian="roman" style:font-pitch-asian="variable" style:font-size-asian="11pt" style:font-name-complex="ÇÑÄÄ¹ÙÅÁ" style:font-family-complex="ÇÑÄÄ¹ÙÅÁ" style:font-family-generic-complex="system" fo:hyphenate="false"/>
    </style:style>
    <style:style style:name="개요_20_7" style:display-name="개요 7" style:family="paragraph">
      <style:paragraph-properties fo:margin-top="0cm" fo:margin-bottom="0cm" loext:contextual-spacing="false" fo:line-height="160%" fo:orphans="0" fo:widows="0" fo:hyphenation-ladder-count="no-limit" style:text-autospace="none" style:line-break="normal" style:vertical-align="baseline"/>
      <style:text-properties fo:color="#000000" style:font-name="바탕" fo:font-family="바탕" style:font-family-generic="roman" style:font-pitch="variable" style:letter-kerning="false" style:font-name-asian="바탕" style:font-family-asian="바탕" style:font-family-generic-asian="roman" style:font-pitch-asian="variable" style:font-name-complex="바탕" style:font-family-complex="바탕" style:font-family-generic-complex="roman" style:font-pitch-complex="variable" style:font-size-complex="10pt" fo:hyphenate="false"/>
    </style:style>
    <style:style style:name="Header" style:family="paragraph" style:parent-style-name="표준" style:class="extra">
      <style:paragraph-properties fo:hyphenation-ladder-count="no-limit" style:snap-to-layout-grid="false"/>
      <style:text-properties fo:hyphenate="false"/>
    </style:style>
    <style:style style:name="선그리기" style:family="paragraph">
      <style:paragraph-properties fo:margin-top="0cm" fo:margin-bottom="0cm" loext:contextual-spacing="false" fo:line-height="180%" fo:orphans="0" fo:widows="0" fo:hyphenation-ladder-count="no-limit" style:text-autospace="none" style:line-break="normal" style:vertical-align="baseline" style:snap-to-layout-grid="false"/>
      <style:text-properties fo:color="#000000" style:font-name="ÇÑÄÄ¹ÙÅÁ" fo:font-family="ÇÑÄÄ¹ÙÅÁ" style:font-family-generic="system" style:letter-kerning="false" style:font-name-asian="Times New Roman" style:font-family-asian="'Times New Roman'" style:font-family-generic-asian="roman" style:font-pitch-asian="variable" style:font-name-complex="ÇÑÄÄ¹ÙÅÁ" style:font-family-complex="ÇÑÄÄ¹ÙÅÁ" style:font-family-generic-complex="system" style:font-size-complex="10pt" fo:hyphenate="false"/>
    </style:style>
    <style:style style:name="쪽_20_번호" style:display-name="쪽 번호" style:family="paragraph">
      <style:paragraph-properties fo:margin-top="0cm" fo:margin-bottom="0cm" loext:contextual-spacing="false" fo:line-height="160%" fo:orphans="0" fo:widows="0" fo:hyphenation-ladder-count="no-limit" style:text-autospace="none" style:line-break="normal" style:vertical-align="baseline"/>
      <style:text-properties fo:color="#000000" style:font-name="ÇÑÄÄ¹ÙÅÁ" fo:font-family="ÇÑÄÄ¹ÙÅÁ" style:font-family-generic="system" style:letter-kerning="false" style:font-name-asian="Times New Roman" style:font-family-asian="'Times New Roman'" style:font-family-generic-asian="roman" style:font-pitch-asian="variable" style:font-name-complex="ÇÑÄÄ¹ÙÅÁ" style:font-family-complex="ÇÑÄÄ¹ÙÅÁ" style:font-family-generic-complex="system" style:font-size-complex="10pt" fo:hyphenate="false"/>
    </style:style>
    <style:style style:name="_28_1_29_" style:display-name="(1)" style:family="paragraph">
      <style:paragraph-properties fo:margin-left="2.117cm" fo:margin-right="0cm" fo:margin-top="0cm" fo:margin-bottom="0cm" loext:contextual-spacing="false" fo:line-height="200%" fo:orphans="0" fo:widows="0" fo:hyphenation-ladder-count="no-limit" fo:text-indent="-0.882cm" style:auto-text-indent="false" style:text-autospace="none" style:line-break="normal" style:vertical-align="baseline" style:snap-to-layout-grid="false">
        <style:tab-stops/>
      </style:paragraph-properties>
      <style:text-properties fo:color="#000000" style:font-name="ÇÑÄÄ¹ÙÅÁ" fo:font-family="ÇÑÄÄ¹ÙÅÁ" style:font-family-generic="system" fo:font-size="12pt" style:letter-kerning="false" style:font-name-asian="Times New Roman" style:font-family-asian="'Times New Roman'" style:font-family-generic-asian="roman" style:font-pitch-asian="variable" style:font-size-asian="12pt" style:font-name-complex="ÇÑÄÄ¹ÙÅÁ" style:font-family-complex="ÇÑÄÄ¹ÙÅÁ" style:font-family-generic-complex="system" style:font-size-complex="12pt" fo:hyphenate="false"/>
    </style:style>
    <style:style style:name="본문_28_신명조10_29_" style:display-name="본문(신명조10)" style:family="paragraph">
      <style:paragraph-properties fo:margin-top="0cm" fo:margin-bottom="0cm" loext:contextual-spacing="false" fo:line-height="160%" fo:orphans="0" fo:widows="0" fo:hyphenation-ladder-count="no-limit" style:text-autospace="none" style:line-break="normal" style:vertical-align="baseline" style:snap-to-layout-grid="false"/>
      <style:text-properties fo:color="#000000" style:font-name="ÇÑÄÄ¹ÙÅÁ" fo:font-family="ÇÑÄÄ¹ÙÅÁ" style:font-family-generic="system" style:letter-kerning="false" style:font-name-asian="Times New Roman" style:font-family-asian="'Times New Roman'" style:font-family-generic-asian="roman" style:font-pitch-asian="variable" style:font-name-complex="ÇÑÄÄ¹ÙÅÁ" style:font-family-complex="ÇÑÄÄ¹ÙÅÁ" style:font-family-generic-complex="system"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기본_20_단락_20_글꼴" style:display-name="기본 단락 글꼴" style:family="text"/>
    <style:style style:name="본문_20_Char" style:display-name="본문 Char" style:family="text" style:parent-style-name="기본_20_단락_20_글꼴"/>
    <style:style style:name="머리글_20_Char" style:display-name="머리글 Char" style:family="text" style:parent-style-name="기본_20_단락_20_글꼴"/>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dc:title>법령안(일부개정_법률)</dc:title>
    <dc:subject>법령안(일부개정_법률)</dc:subject>
    <meta:creation-date>2016-09-30T16:54:21.498000000</meta:creation-date>
    <meta:editing-cycles>2</meta:editing-cycles>
    <meta:editing-duration>PT6S</meta:editing-duration>
    <dc:date>2016-09-30T16:54:22.511000000</dc:date>
    <meta:document-statistic meta:table-count="5" meta:image-count="0" meta:object-count="0" meta:page-count="4" meta:paragraph-count="125" meta:word-count="2801" meta:character-count="3938" meta:non-whitespace-character-count="3089"/>
    <meta:template xlink:type="simple" xlink:actuate="onRequest" xlink:title="" xlink:href="Normal.dotm"/>
  </office:meta>
</office:document-meta>
</file>